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 style:data-style-name="N3"/>
    <style:style style:name="ce6" style:family="table-cell" style:parent-style-name="Pivot_20_Table_20_Corner" style:data-style-name="N3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3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3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3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4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3">
      <style:table-cell-properties fo:border-bottom="0.99pt solid #000000" fo:border-left="0.99pt solid #000000" fo:border-right="none" fo:border-top="0.99pt solid #000000"/>
    </style:style>
    <style:style style:name="ce16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20" style:family="table-cell" style:parent-style-name="Pivot_20_Table_20_Category" style:data-style-name="N3">
      <style:table-cell-properties fo:border-bottom="0.99pt solid #000000" fo:border-left="none" fo:border-right="0.99pt solid #000000" fo:border-top="0.99pt solid #000000"/>
    </style:style>
    <style:style style:name="ce21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22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23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24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 style:data-style-name="N3">
      <style:table-cell-properties fo:border-bottom="none" fo:border-left="none" fo:border-right="none" fo:border-top="2.01pt solid #000000"/>
    </style:style>
    <style:style style:name="ce26" style:family="table-cell" style:parent-style-name="Pivot_20_Table_20_Category" style:data-style-name="N3"/>
    <style:style style:name="ce27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3"/>
    <style:style style:name="ce29" style:family="table-cell" style:parent-style-name="Pivot_20_Table_20_Result" style:data-style-name="N3">
      <style:table-cell-properties fo:border-bottom="2.01pt solid #000000" fo:border-left="0.99pt solid #000000" fo:border-right="0.99pt solid #000000" fo:border-top="0.99pt solid #000000"/>
    </style:style>
    <style:style style:name="ce30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 style:data-style-name="N3">
      <style:table-cell-properties fo:border-bottom="none" fo:border-left="none" fo:border-right="2.01pt solid #000000" fo:border-top="2.01pt solid #000000"/>
    </style:style>
    <style:style style:name="ce34" style:family="table-cell" style:parent-style-name="Pivot_20_Table_20_Title" style:data-style-name="N3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Title" style:data-style-name="N3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2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526" calcext:value-type="float">
            <text:p>3526</text:p>
          </table:table-cell>
          <table:table-cell table:formula="of:=MID([.B2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9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99" calcext:value-type="float">
            <text:p>8099</text:p>
          </table:table-cell>
          <table:table-cell table:formula="of:=MID([.B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table:formula="of:=MID([.B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4" calcext:value-type="float">
            <text:p>64</text:p>
          </table:table-cell>
          <table:table-cell table:formula="of:=MID([.B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72" calcext:value-type="float">
            <text:p>872</text:p>
          </table:table-cell>
          <table:table-cell table:formula="of:=MID([.B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table:formula="of:=MID([.B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table:formula="of:=MID([.B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table:formula="of:=MID([.B1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table:formula="of:=MID([.B1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90" calcext:value-type="float">
            <text:p>290</text:p>
          </table:table-cell>
          <table:table-cell table:formula="of:=MID([.B1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5" calcext:value-type="float">
            <text:p>75</text:p>
          </table:table-cell>
          <table:table-cell table:formula="of:=MID([.B1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7" calcext:value-type="float">
            <text:p>77</text:p>
          </table:table-cell>
          <table:table-cell table:formula="of:=MID([.B1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table:formula="of:=MID([.B1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50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6504" calcext:value-type="float">
            <text:p>76504</text:p>
          </table:table-cell>
          <table:table-cell table:formula="of:=MID([.B1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37" calcext:value-type="float">
            <text:p>937</text:p>
          </table:table-cell>
          <table:table-cell table:formula="of:=MID([.B1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table:formula="of:=MID([.B1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1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2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formula="of:=MID([.B21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table:formula="of:=MID([.B2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2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formula="of:=MID([.B2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25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2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7" calcext:value-type="float">
            <text:p>257</text:p>
          </table:table-cell>
          <table:table-cell table:formula="of:=MID([.B2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443" calcext:value-type="float">
            <text:p>2443</text:p>
          </table:table-cell>
          <table:table-cell table:formula="of:=MID([.B2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4" calcext:value-type="float">
            <text:p>264</text:p>
          </table:table-cell>
          <table:table-cell table:formula="of:=MID([.B3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93" calcext:value-type="float">
            <text:p>893</text:p>
          </table:table-cell>
          <table:table-cell table:formula="of:=MID([.B3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formula="of:=MID([.B3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table:formula="of:=MID([.B3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8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88" calcext:value-type="float">
            <text:p>8088</text:p>
          </table:table-cell>
          <table:table-cell table:formula="of:=MID([.B3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35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69" calcext:value-type="float">
            <text:p>969</text:p>
          </table:table-cell>
          <table:table-cell table:formula="of:=MID([.B3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4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649" calcext:value-type="float">
            <text:p>9649</text:p>
          </table:table-cell>
          <table:table-cell table:formula="of:=MID([.B37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table:formula="of:=MID([.B3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7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2371" calcext:value-type="float">
            <text:p>22371</text:p>
          </table:table-cell>
          <table:table-cell table:formula="of:=MID([.B3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90" calcext:value-type="float">
            <text:p>690</text:p>
          </table:table-cell>
          <table:table-cell table:formula="of:=MID([.B4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48" calcext:value-type="float">
            <text:p>848</text:p>
          </table:table-cell>
          <table:table-cell table:formula="of:=MID([.B4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3" calcext:value-type="float">
            <text:p>73</text:p>
          </table:table-cell>
          <table:table-cell table:formula="of:=MID([.B4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43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9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691" calcext:value-type="float">
            <text:p>28691</text:p>
          </table:table-cell>
          <table:table-cell table:formula="of:=MID([.B4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2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327" calcext:value-type="float">
            <text:p>8327</text:p>
          </table:table-cell>
          <table:table-cell table:formula="of:=MID([.B45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table:formula="of:=MID([.B4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1" calcext:value-type="float">
            <text:p>71</text:p>
          </table:table-cell>
          <table:table-cell table:formula="of:=MID([.B4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26" calcext:value-type="float">
            <text:p>1826</text:p>
          </table:table-cell>
          <table:table-cell table:formula="of:=MID([.B4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62" calcext:value-type="float">
            <text:p>1962</text:p>
          </table:table-cell>
          <table:table-cell table:formula="of:=MID([.B4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63" calcext:value-type="float">
            <text:p>863</text:p>
          </table:table-cell>
          <table:table-cell table:formula="of:=MID([.B5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0" calcext:value-type="float">
            <text:p>30</text:p>
          </table:table-cell>
          <table:table-cell table:formula="of:=MID([.B5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8" calcext:value-type="float">
            <text:p>68</text:p>
          </table:table-cell>
          <table:table-cell table:formula="of:=MID([.B5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table:formula="of:=MID([.B5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formula="of:=MID([.B5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table:formula="of:=MID([.B5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71" calcext:value-type="float">
            <text:p>871</text:p>
          </table:table-cell>
          <table:table-cell table:formula="of:=MID([.B5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table:formula="of:=MID([.B5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9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97" calcext:value-type="float">
            <text:p>8197</text:p>
          </table:table-cell>
          <table:table-cell table:formula="of:=MID([.B5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3" calcext:value-type="float">
            <text:p>113</text:p>
          </table:table-cell>
          <table:table-cell table:formula="of:=MID([.B5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table:formula="of:=MID([.B6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47" calcext:value-type="float">
            <text:p>2347</text:p>
          </table:table-cell>
          <table:table-cell table:formula="of:=MID([.B6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table:formula="of:=MID([.B6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table:formula="of:=MID([.B6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table:formula="of:=MID([.B6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6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5" calcext:value-type="float">
            <text:p>65</text:p>
          </table:table-cell>
          <table:table-cell table:formula="of:=MID([.B6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formula="of:=MID([.B6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68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20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5202" calcext:value-type="float">
            <text:p>85202</text:p>
          </table:table-cell>
          <table:table-cell table:formula="of:=MID([.B6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5" calcext:value-type="float">
            <text:p>125</text:p>
          </table:table-cell>
          <table:table-cell table:formula="of:=MID([.B70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formula="of:=MID([.B7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9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98" calcext:value-type="float">
            <text:p>8198</text:p>
          </table:table-cell>
          <table:table-cell table:formula="of:=MID([.B7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7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table:formula="of:=MID([.B7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92" calcext:value-type="float">
            <text:p>692</text:p>
          </table:table-cell>
          <table:table-cell table:formula="of:=MID([.B7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0" calcext:value-type="float">
            <text:p>70</text:p>
          </table:table-cell>
          <table:table-cell table:formula="of:=MID([.B7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2" calcext:value-type="float">
            <text:p>62</text:p>
          </table:table-cell>
          <table:table-cell table:formula="of:=MID([.B7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formula="of:=MID([.B7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9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3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932" calcext:value-type="float">
            <text:p>5932</text:p>
          </table:table-cell>
          <table:table-cell table:formula="of:=MID([.B7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8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2" calcext:value-type="float">
            <text:p>62</text:p>
          </table:table-cell>
          <table:table-cell table:formula="of:=MID([.B8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12" calcext:value-type="float">
            <text:p>1412</text:p>
          </table:table-cell>
          <table:table-cell table:formula="of:=MID([.B8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1" calcext:value-type="float">
            <text:p>461</text:p>
          </table:table-cell>
          <table:table-cell table:formula="of:=MID([.B8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8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6" calcext:value-type="float">
            <text:p>246</text:p>
          </table:table-cell>
          <table:table-cell table:formula="of:=MID([.B8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table:formula="of:=MID([.B8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4" calcext:value-type="float">
            <text:p>74</text:p>
          </table:table-cell>
          <table:table-cell table:formula="of:=MID([.B8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2" calcext:value-type="float">
            <text:p>242</text:p>
          </table:table-cell>
          <table:table-cell table:formula="of:=MID([.B8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25" calcext:value-type="float">
            <text:p>625</text:p>
          </table:table-cell>
          <table:table-cell table:formula="of:=MID([.B8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3" calcext:value-type="float">
            <text:p>73</text:p>
          </table:table-cell>
          <table:table-cell table:formula="of:=MID([.B9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8" calcext:value-type="float">
            <text:p>268</text:p>
          </table:table-cell>
          <table:table-cell table:formula="of:=MID([.B9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table:formula="of:=MID([.B9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88" calcext:value-type="float">
            <text:p>988</text:p>
          </table:table-cell>
          <table:table-cell table:formula="of:=MID([.B9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50" calcext:value-type="float">
            <text:p>2450</text:p>
          </table:table-cell>
          <table:table-cell table:formula="of:=MID([.B9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table:formula="of:=MID([.B9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69" calcext:value-type="float">
            <text:p>869</text:p>
          </table:table-cell>
          <table:table-cell table:formula="of:=MID([.B9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9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3" calcext:value-type="float">
            <text:p>283</text:p>
          </table:table-cell>
          <table:table-cell table:formula="of:=MID([.B9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table:formula="of:=MID([.B9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82" calcext:value-type="float">
            <text:p>482</text:p>
          </table:table-cell>
          <table:table-cell table:formula="of:=MID([.B10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01" calcext:value-type="float">
            <text:p>501</text:p>
          </table:table-cell>
          <table:table-cell table:formula="of:=MID([.B10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0" calcext:value-type="float">
            <text:p>250</text:p>
          </table:table-cell>
          <table:table-cell table:formula="of:=MID([.B10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table:formula="of:=MID([.B10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table:formula="of:=MID([.B10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14" calcext:value-type="float">
            <text:p>914</text:p>
          </table:table-cell>
          <table:table-cell table:formula="of:=MID([.B10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43" calcext:value-type="float">
            <text:p>443</text:p>
          </table:table-cell>
          <table:table-cell table:formula="of:=MID([.B10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table:formula="of:=MID([.B10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108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74" calcext:value-type="float">
            <text:p>8174</text:p>
          </table:table-cell>
          <table:table-cell table:formula="of:=MID([.B10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table:formula="of:=MID([.B11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4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0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340" calcext:value-type="float">
            <text:p>1340</text:p>
          </table:table-cell>
          <table:table-cell table:formula="of:=MID([.B111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table:formula="of:=MID([.B11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table:formula="of:=MID([.B11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1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814" calcext:value-type="float">
            <text:p>5814</text:p>
          </table:table-cell>
          <table:table-cell table:formula="of:=MID([.B114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7" calcext:value-type="float">
            <text:p>27</text:p>
          </table:table-cell>
          <table:table-cell table:formula="of:=MID([.B11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formula="of:=MID([.B116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table:formula="of:=MID([.B11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9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93" calcext:value-type="float">
            <text:p>8193</text:p>
          </table:table-cell>
          <table:table-cell table:formula="of:=MID([.B11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1" calcext:value-type="float">
            <text:p>251</text:p>
          </table:table-cell>
          <table:table-cell table:formula="of:=MID([.B11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formula="of:=MID([.B120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11" calcext:value-type="float">
            <text:p>911</text:p>
          </table:table-cell>
          <table:table-cell table:formula="of:=MID([.B12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table:formula="of:=MID([.B12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69" calcext:value-type="float">
            <text:p>1269</text:p>
          </table:table-cell>
          <table:table-cell table:formula="of:=MID([.B12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12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125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7" calcext:value-type="float">
            <text:p>77</text:p>
          </table:table-cell>
          <table:table-cell table:formula="of:=MID([.B12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" calcext:value-type="float">
            <text:p>53</text:p>
          </table:table-cell>
          <table:table-cell table:formula="of:=MID([.B12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47" calcext:value-type="float">
            <text:p>447</text:p>
          </table:table-cell>
          <table:table-cell table:formula="of:=MID([.B12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12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13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40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3401" calcext:value-type="float">
            <text:p>33401</text:p>
          </table:table-cell>
          <table:table-cell table:formula="of:=MID([.B13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13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67" calcext:value-type="float">
            <text:p>867</text:p>
          </table:table-cell>
          <table:table-cell table:formula="of:=MID([.B13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table:formula="of:=MID([.B13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5" calcext:value-type="float">
            <text:p>255</text:p>
          </table:table-cell>
          <table:table-cell table:formula="of:=MID([.B13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7" calcext:value-type="float">
            <text:p>137</text:p>
          </table:table-cell>
          <table:table-cell table:formula="of:=MID([.B136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89" calcext:value-type="float">
            <text:p>1089</text:p>
          </table:table-cell>
          <table:table-cell table:formula="of:=MID([.B13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table:formula="of:=MID([.B13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2" calcext:value-type="float">
            <text:p>282</text:p>
          </table:table-cell>
          <table:table-cell table:formula="of:=MID([.B13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14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table:formula="of:=MID([.B14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table:formula="of:=MID([.B14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94" calcext:value-type="float">
            <text:p>494</text:p>
          </table:table-cell>
          <table:table-cell table:formula="of:=MID([.B14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table:formula="of:=MID([.B14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table:formula="of:=MID([.B14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14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4" calcext:value-type="float">
            <text:p>64</text:p>
          </table:table-cell>
          <table:table-cell table:formula="of:=MID([.B14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98" calcext:value-type="float">
            <text:p>1198</text:p>
          </table:table-cell>
          <table:table-cell table:formula="of:=MID([.B14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5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3555" calcext:value-type="float">
            <text:p>33555</text:p>
          </table:table-cell>
          <table:table-cell table:formula="of:=MID([.B14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table:formula="of:=MID([.B15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8" calcext:value-type="float">
            <text:p>558358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535" calcext:value-type="float">
            <text:p>3535</text:p>
          </table:table-cell>
          <table:table-cell table:formula="of:=MID([.B15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2" calcext:value-type="float">
            <text:p>32</text:p>
          </table:table-cell>
          <table:table-cell table:formula="of:=MID([.B15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15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6" calcext:value-type="float">
            <text:p>256</text:p>
          </table:table-cell>
          <table:table-cell table:formula="of:=MID([.B15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formula="of:=MID([.B15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table:formula="of:=MID([.B15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73" calcext:value-type="float">
            <text:p>273</text:p>
          </table:table-cell>
          <table:table-cell table:formula="of:=MID([.B15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formula="of:=MID([.B15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table:formula="of:=MID([.B15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7" calcext:value-type="float">
            <text:p>467</text:p>
          </table:table-cell>
          <table:table-cell table:formula="of:=MID([.B16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table:formula="of:=MID([.B16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86" calcext:value-type="float">
            <text:p>4086</text:p>
          </table:table-cell>
          <table:table-cell table:formula="of:=MID([.B16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16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5" calcext:value-type="float">
            <text:p>135</text:p>
          </table:table-cell>
          <table:table-cell table:formula="of:=MID([.B164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16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5" calcext:value-type="float">
            <text:p>65</text:p>
          </table:table-cell>
          <table:table-cell table:formula="of:=MID([.B16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table:formula="of:=MID([.B16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table:formula="of:=MID([.B16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table:formula="of:=MID([.B16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7" calcext:value-type="float">
            <text:p>67</text:p>
          </table:table-cell>
          <table:table-cell table:formula="of:=MID([.B17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81" calcext:value-type="float">
            <text:p>1081</text:p>
          </table:table-cell>
          <table:table-cell table:formula="of:=MID([.B17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16" calcext:value-type="float">
            <text:p>516</text:p>
          </table:table-cell>
          <table:table-cell table:formula="of:=MID([.B17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table:formula="of:=MID([.B17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17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08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6085" calcext:value-type="float">
            <text:p>106085</text:p>
          </table:table-cell>
          <table:table-cell table:formula="of:=MID([.B175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5" calcext:value-type="float">
            <text:p>65</text:p>
          </table:table-cell>
          <table:table-cell table:formula="of:=MID([.B17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51" calcext:value-type="float">
            <text:p>1251</text:p>
          </table:table-cell>
          <table:table-cell table:formula="of:=MID([.B17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4" calcext:value-type="float">
            <text:p>244</text:p>
          </table:table-cell>
          <table:table-cell table:formula="of:=MID([.B17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8" calcext:value-type="float">
            <text:p>78</text:p>
          </table:table-cell>
          <table:table-cell table:formula="of:=MID([.B17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5" calcext:value-type="float">
            <text:p>145</text:p>
          </table:table-cell>
          <table:table-cell table:formula="of:=MID([.B180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formula="of:=MID([.B18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09" calcext:value-type="float">
            <text:p>1009</text:p>
          </table:table-cell>
          <table:table-cell table:formula="of:=MID([.B18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18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4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48" calcext:value-type="float">
            <text:p>8248</text:p>
          </table:table-cell>
          <table:table-cell table:formula="of:=MID([.B18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18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30" calcext:value-type="float">
            <text:p>8130</text:p>
          </table:table-cell>
          <table:table-cell table:formula="of:=MID([.B186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9" calcext:value-type="float">
            <text:p>49</text:p>
          </table:table-cell>
          <table:table-cell table:formula="of:=MID([.B18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18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74" calcext:value-type="float">
            <text:p>8074</text:p>
          </table:table-cell>
          <table:table-cell table:formula="of:=MID([.B18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3" calcext:value-type="float">
            <text:p>253</text:p>
          </table:table-cell>
          <table:table-cell table:formula="of:=MID([.B19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table:formula="of:=MID([.B19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192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18" calcext:value-type="float">
            <text:p>218</text:p>
          </table:table-cell>
          <table:table-cell table:formula="of:=MID([.B19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19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97" calcext:value-type="float">
            <text:p>2597</text:p>
          </table:table-cell>
          <table:table-cell table:formula="of:=MID([.B19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19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72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7274" calcext:value-type="float">
            <text:p>427274</text:p>
          </table:table-cell>
          <table:table-cell table:formula="of:=MID([.B19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1" calcext:value-type="float">
            <text:p>71</text:p>
          </table:table-cell>
          <table:table-cell table:formula="of:=MID([.B19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8" calcext:value-type="float">
            <text:p>78</text:p>
          </table:table-cell>
          <table:table-cell table:formula="of:=MID([.B19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1" calcext:value-type="float">
            <text:p>231</text:p>
          </table:table-cell>
          <table:table-cell table:formula="of:=MID([.B20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3" calcext:value-type="float">
            <text:p>533</text:p>
          </table:table-cell>
          <table:table-cell table:formula="of:=MID([.B20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0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6" calcext:value-type="float">
            <text:p>236</text:p>
          </table:table-cell>
          <table:table-cell table:formula="of:=MID([.B20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24" calcext:value-type="float">
            <text:p>1224</text:p>
          </table:table-cell>
          <table:table-cell table:formula="of:=MID([.B20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table:formula="of:=MID([.B20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31" calcext:value-type="float">
            <text:p>331</text:p>
          </table:table-cell>
          <table:table-cell table:formula="of:=MID([.B20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" calcext:value-type="float">
            <text:p>6</text:p>
          </table:table-cell>
          <table:table-cell table:formula="of:=MID([.B20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91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8913" calcext:value-type="float">
            <text:p>268913</text:p>
          </table:table-cell>
          <table:table-cell table:formula="of:=MID([.B20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20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5" calcext:value-type="float">
            <text:p>35</text:p>
          </table:table-cell>
          <table:table-cell table:formula="of:=MID([.B21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57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9579" calcext:value-type="float">
            <text:p>179579</text:p>
          </table:table-cell>
          <table:table-cell table:formula="of:=MID([.B21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formula="of:=MID([.B21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table:formula="of:=MID([.B21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3" calcext:value-type="float">
            <text:p>463</text:p>
          </table:table-cell>
          <table:table-cell table:formula="of:=MID([.B21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table:formula="of:=MID([.B21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formula="of:=MID([.B21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0473" calcext:value-type="float">
            <text:p>110473</text:p>
          </table:table-cell>
          <table:table-cell table:formula="of:=MID([.B217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9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494" calcext:value-type="float">
            <text:p>18494</text:p>
          </table:table-cell>
          <table:table-cell table:formula="of:=MID([.B21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formula="of:=MID([.B21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formula="of:=MID([.B22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4" calcext:value-type="float">
            <text:p>24</text:p>
          </table:table-cell>
          <table:table-cell table:formula="of:=MID([.B22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05" calcext:value-type="float">
            <text:p>1405</text:p>
          </table:table-cell>
          <table:table-cell table:formula="of:=MID([.B22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76" calcext:value-type="float">
            <text:p>3676</text:p>
          </table:table-cell>
          <table:table-cell table:formula="of:=MID([.B22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2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2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5" calcext:value-type="float">
            <text:p>265</text:p>
          </table:table-cell>
          <table:table-cell table:formula="of:=MID([.B22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formula="of:=MID([.B22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table:formula="of:=MID([.B22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6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7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367" calcext:value-type="float">
            <text:p>2367</text:p>
          </table:table-cell>
          <table:table-cell table:formula="of:=MID([.B22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74" calcext:value-type="float">
            <text:p>8074</text:p>
          </table:table-cell>
          <table:table-cell table:formula="of:=MID([.B23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formula="of:=MID([.B23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table:formula="of:=MID([.B23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7" calcext:value-type="float">
            <text:p>257</text:p>
          </table:table-cell>
          <table:table-cell table:formula="of:=MID([.B23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6" calcext:value-type="float">
            <text:p>466</text:p>
          </table:table-cell>
          <table:table-cell table:formula="of:=MID([.B23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" calcext:value-type="float">
            <text:p>23</text:p>
          </table:table-cell>
          <table:table-cell table:formula="of:=MID([.B23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79" calcext:value-type="float">
            <text:p>79</text:p>
          </table:table-cell>
          <table:table-cell table:formula="of:=MID([.B23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table:formula="of:=MID([.B23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23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table:formula="of:=MID([.B23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1" calcext:value-type="float">
            <text:p>821</text:p>
          </table:table-cell>
          <table:table-cell table:formula="of:=MID([.B24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0" calcext:value-type="float">
            <text:p>70</text:p>
          </table:table-cell>
          <table:table-cell table:formula="of:=MID([.B24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8" calcext:value-type="float">
            <text:p>38</text:p>
          </table:table-cell>
          <table:table-cell table:formula="of:=MID([.B24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6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69" calcext:value-type="float">
            <text:p>8169</text:p>
          </table:table-cell>
          <table:table-cell table:formula="of:=MID([.B24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4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table:formula="of:=MID([.B24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2" calcext:value-type="float">
            <text:p>242</text:p>
          </table:table-cell>
          <table:table-cell table:formula="of:=MID([.B24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0" calcext:value-type="float">
            <text:p>50</text:p>
          </table:table-cell>
          <table:table-cell table:formula="of:=MID([.B24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76" calcext:value-type="float">
            <text:p>876</text:p>
          </table:table-cell>
          <table:table-cell table:formula="of:=MID([.B24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4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943" calcext:value-type="float">
            <text:p>3943</text:p>
          </table:table-cell>
          <table:table-cell table:formula="of:=MID([.B24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340" calcext:value-type="float">
            <text:p>8340</text:p>
          </table:table-cell>
          <table:table-cell table:formula="of:=MID([.B25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table:formula="of:=MID([.B25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98" calcext:value-type="float">
            <text:p>898</text:p>
          </table:table-cell>
          <table:table-cell table:formula="of:=MID([.B25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3" calcext:value-type="float">
            <text:p>253</text:p>
          </table:table-cell>
          <table:table-cell table:formula="of:=MID([.B25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4" calcext:value-type="float">
            <text:p>54</text:p>
          </table:table-cell>
          <table:table-cell table:formula="of:=MID([.B25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9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492" calcext:value-type="float">
            <text:p>2492</text:p>
          </table:table-cell>
          <table:table-cell table:formula="of:=MID([.B255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77" calcext:value-type="float">
            <text:p>877</text:p>
          </table:table-cell>
          <table:table-cell table:formula="of:=MID([.B25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table:formula="of:=MID([.B25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5" calcext:value-type="float">
            <text:p>45</text:p>
          </table:table-cell>
          <table:table-cell table:formula="of:=MID([.B25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table:formula="of:=MID([.B25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4" calcext:value-type="float">
            <text:p>234</text:p>
          </table:table-cell>
          <table:table-cell table:formula="of:=MID([.B26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3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30" calcext:value-type="float">
            <text:p>8230</text:p>
          </table:table-cell>
          <table:table-cell table:formula="of:=MID([.B26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702" calcext:value-type="float">
            <text:p>10702</text:p>
          </table:table-cell>
          <table:table-cell table:formula="of:=MID([.B26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5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852" calcext:value-type="float">
            <text:p>19852</text:p>
          </table:table-cell>
          <table:table-cell table:formula="of:=MID([.B26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26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" calcext:value-type="float">
            <text:p>82</text:p>
          </table:table-cell>
          <table:table-cell table:formula="of:=MID([.B26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396" calcext:value-type="float">
            <text:p>1396</text:p>
          </table:table-cell>
          <table:table-cell table:formula="of:=MID([.B266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9" calcext:value-type="float">
            <text:p>59</text:p>
          </table:table-cell>
          <table:table-cell table:formula="of:=MID([.B26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table:formula="of:=MID([.B26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269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1" calcext:value-type="float">
            <text:p>31</text:p>
          </table:table-cell>
          <table:table-cell table:formula="of:=MID([.B27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27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" calcext:value-type="float">
            <text:p>82</text:p>
          </table:table-cell>
          <table:table-cell table:formula="of:=MID([.B27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2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22" calcext:value-type="float">
            <text:p>3622</text:p>
          </table:table-cell>
          <table:table-cell table:formula="of:=MID([.B27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table:formula="of:=MID([.B27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7" calcext:value-type="float">
            <text:p>467</text:p>
          </table:table-cell>
          <table:table-cell table:formula="of:=MID([.B27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42" calcext:value-type="float">
            <text:p>1042</text:p>
          </table:table-cell>
          <table:table-cell table:formula="of:=MID([.B27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1" calcext:value-type="float">
            <text:p>21</text:p>
          </table:table-cell>
          <table:table-cell table:formula="of:=MID([.B27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7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0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470" calcext:value-type="float">
            <text:p>1470</text:p>
          </table:table-cell>
          <table:table-cell table:formula="of:=MID([.B278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39" calcext:value-type="float">
            <text:p>239</text:p>
          </table:table-cell>
          <table:table-cell table:formula="of:=MID([.B27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table:formula="of:=MID([.B28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6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763" calcext:value-type="float">
            <text:p>15763</text:p>
          </table:table-cell>
          <table:table-cell table:formula="of:=MID([.B28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formula="of:=MID([.B28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9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892" calcext:value-type="float">
            <text:p>20892</text:p>
          </table:table-cell>
          <table:table-cell table:formula="of:=MID([.B28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28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formula="of:=MID([.B28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5" calcext:value-type="float">
            <text:p>135</text:p>
          </table:table-cell>
          <table:table-cell table:formula="of:=MID([.B28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4" calcext:value-type="float">
            <text:p>34</text:p>
          </table:table-cell>
          <table:table-cell table:formula="of:=MID([.B28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7" calcext:value-type="float">
            <text:p>558357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379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13794" calcext:value-type="float">
            <text:p>613794</text:p>
          </table:table-cell>
          <table:table-cell table:formula="of:=MID([.B28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5" calcext:value-type="float">
            <text:p>245</text:p>
          </table:table-cell>
          <table:table-cell table:formula="of:=MID([.B28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97" calcext:value-type="float">
            <text:p>497</text:p>
          </table:table-cell>
          <table:table-cell table:formula="of:=MID([.B29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85" calcext:value-type="float">
            <text:p>585</text:p>
          </table:table-cell>
          <table:table-cell table:formula="of:=MID([.B29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6" calcext:value-type="float">
            <text:p>66</text:p>
          </table:table-cell>
          <table:table-cell table:formula="of:=MID([.B29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formula="of:=MID([.B29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4" calcext:value-type="float">
            <text:p>74</text:p>
          </table:table-cell>
          <table:table-cell table:formula="of:=MID([.B29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8" calcext:value-type="float">
            <text:p>818</text:p>
          </table:table-cell>
          <table:table-cell table:formula="of:=MID([.B29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" calcext:value-type="float">
            <text:p>25</text:p>
          </table:table-cell>
          <table:table-cell table:formula="of:=MID([.B29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5" calcext:value-type="float">
            <text:p>65</text:p>
          </table:table-cell>
          <table:table-cell table:formula="of:=MID([.B29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10" calcext:value-type="float">
            <text:p>710</text:p>
          </table:table-cell>
          <table:table-cell table:formula="of:=MID([.B29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61" calcext:value-type="float">
            <text:p>61</text:p>
          </table:table-cell>
          <table:table-cell table:formula="of:=MID([.B29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4" calcext:value-type="float">
            <text:p>14</text:p>
          </table:table-cell>
          <table:table-cell table:formula="of:=MID([.B30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30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59" calcext:value-type="float">
            <text:p>259</text:p>
          </table:table-cell>
          <table:table-cell table:formula="of:=MID([.B30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2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120" calcext:value-type="float">
            <text:p>10120</text:p>
          </table:table-cell>
          <table:table-cell table:formula="of:=MID([.B30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6" calcext:value-type="float">
            <text:p>286</text:p>
          </table:table-cell>
          <table:table-cell table:formula="of:=MID([.B30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table:formula="of:=MID([.B30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table:formula="of:=MID([.B30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0" calcext:value-type="float">
            <text:p>530</text:p>
          </table:table-cell>
          <table:table-cell table:formula="of:=MID([.B30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37" calcext:value-type="float">
            <text:p>737</text:p>
          </table:table-cell>
          <table:table-cell table:formula="of:=MID([.B30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67" calcext:value-type="float">
            <text:p>567</text:p>
          </table:table-cell>
          <table:table-cell table:formula="of:=MID([.B30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130" calcext:value-type="float">
            <text:p>2130</text:p>
          </table:table-cell>
          <table:table-cell table:formula="of:=MID([.B31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6" calcext:value-type="float">
            <text:p>56</text:p>
          </table:table-cell>
          <table:table-cell table:formula="of:=MID([.B31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4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49" calcext:value-type="float">
            <text:p>8049</text:p>
          </table:table-cell>
          <table:table-cell table:formula="of:=MID([.B312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313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9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0692" calcext:value-type="float">
            <text:p>150692</text:p>
          </table:table-cell>
          <table:table-cell table:formula="of:=MID([.B31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MPC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" calcext:value-type="float">
            <text:p>5</text:p>
          </table:table-cell>
          <table:table-cell table:formula="of:=MID([.B315];5;3)" office:value-type="string" office:string-value="MPC" calcext:value-type="string">
            <text:p>MPC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4" calcext:value-type="float">
            <text:p>44</text:p>
          </table:table-cell>
          <table:table-cell table:formula="of:=MID([.B31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3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5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435" calcext:value-type="float">
            <text:p>2435</text:p>
          </table:table-cell>
          <table:table-cell table:formula="of:=MID([.B317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9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192" calcext:value-type="float">
            <text:p>10192</text:p>
          </table:table-cell>
          <table:table-cell table:formula="of:=MID([.B318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5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0456" calcext:value-type="float">
            <text:p>110456</text:p>
          </table:table-cell>
          <table:table-cell table:formula="of:=MID([.B31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1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310" calcext:value-type="float">
            <text:p>8310</text:p>
          </table:table-cell>
          <table:table-cell table:formula="of:=MID([.B32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table:formula="of:=MID([.B32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2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0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820" calcext:value-type="float">
            <text:p>5820</text:p>
          </table:table-cell>
          <table:table-cell table:formula="of:=MID([.B322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04" calcext:value-type="float">
            <text:p>504</text:p>
          </table:table-cell>
          <table:table-cell table:formula="of:=MID([.B32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8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388" calcext:value-type="float">
            <text:p>20388</text:p>
          </table:table-cell>
          <table:table-cell table:formula="of:=MID([.B324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32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" calcext:value-type="float">
            <text:p>46</text:p>
          </table:table-cell>
          <table:table-cell table:formula="of:=MID([.B32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6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61" calcext:value-type="float">
            <text:p>8261</text:p>
          </table:table-cell>
          <table:table-cell table:formula="of:=MID([.B32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0" calcext:value-type="float">
            <text:p>40</text:p>
          </table:table-cell>
          <table:table-cell table:formula="of:=MID([.B32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formula="of:=MID([.B32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65" calcext:value-type="float">
            <text:p>2065</text:p>
          </table:table-cell>
          <table:table-cell table:formula="of:=MID([.B33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table:formula="of:=MID([.B33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01" calcext:value-type="float">
            <text:p>1001</text:p>
          </table:table-cell>
          <table:table-cell table:formula="of:=MID([.B33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33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9" calcext:value-type="float">
            <text:p>19</text:p>
          </table:table-cell>
          <table:table-cell table:formula="of:=MID([.B33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31" calcext:value-type="float">
            <text:p>1531</text:p>
          </table:table-cell>
          <table:table-cell table:formula="of:=MID([.B33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42" calcext:value-type="float">
            <text:p>842</text:p>
          </table:table-cell>
          <table:table-cell table:formula="of:=MID([.B33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1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11" calcext:value-type="float">
            <text:p>8211</text:p>
          </table:table-cell>
          <table:table-cell table:formula="of:=MID([.B33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7" calcext:value-type="float">
            <text:p>37</text:p>
          </table:table-cell>
          <table:table-cell table:formula="of:=MID([.B33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29" calcext:value-type="float">
            <text:p>529</text:p>
          </table:table-cell>
          <table:table-cell table:formula="of:=MID([.B33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9" calcext:value-type="float">
            <text:p>99</text:p>
          </table:table-cell>
          <table:table-cell table:formula="of:=MID([.B34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formula="of:=MID([.B34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67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671" calcext:value-type="float">
            <text:p>20671</text:p>
          </table:table-cell>
          <table:table-cell table:formula="of:=MID([.B342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53" calcext:value-type="float">
            <text:p>1253</text:p>
          </table:table-cell>
          <table:table-cell table:formula="of:=MID([.B34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87" calcext:value-type="float">
            <text:p>1187</text:p>
          </table:table-cell>
          <table:table-cell table:formula="of:=MID([.B34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table:formula="of:=MID([.B34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3" calcext:value-type="float">
            <text:p>263</text:p>
          </table:table-cell>
          <table:table-cell table:formula="of:=MID([.B34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formula="of:=MID([.B34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5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53" calcext:value-type="float">
            <text:p>8253</text:p>
          </table:table-cell>
          <table:table-cell table:formula="of:=MID([.B34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03" calcext:value-type="float">
            <text:p>303</text:p>
          </table:table-cell>
          <table:table-cell table:formula="of:=MID([.B34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58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588" calcext:value-type="float">
            <text:p>53588</text:p>
          </table:table-cell>
          <table:table-cell table:formula="of:=MID([.B35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35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29" calcext:value-type="float">
            <text:p>29</text:p>
          </table:table-cell>
          <table:table-cell table:formula="of:=MID([.B35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35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7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279" calcext:value-type="float">
            <text:p>8279</text:p>
          </table:table-cell>
          <table:table-cell table:formula="of:=MID([.B35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75" calcext:value-type="float">
            <text:p>475</text:p>
          </table:table-cell>
          <table:table-cell table:formula="of:=MID([.B35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29" calcext:value-type="float">
            <text:p>229</text:p>
          </table:table-cell>
          <table:table-cell table:formula="of:=MID([.B35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98" calcext:value-type="float">
            <text:p>1398</text:p>
          </table:table-cell>
          <table:table-cell table:formula="of:=MID([.B35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35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2" calcext:value-type="float">
            <text:p>12</text:p>
          </table:table-cell>
          <table:table-cell table:formula="of:=MID([.B35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74" calcext:value-type="float">
            <text:p>274</text:p>
          </table:table-cell>
          <table:table-cell table:formula="of:=MID([.B36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9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394" calcext:value-type="float">
            <text:p>7394</text:p>
          </table:table-cell>
          <table:table-cell table:formula="of:=MID([.B361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table:formula="of:=MID([.B36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table:formula="of:=MID([.B36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6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064" calcext:value-type="float">
            <text:p>8064</text:p>
          </table:table-cell>
          <table:table-cell table:formula="of:=MID([.B364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5" calcext:value-type="float">
            <text:p>55</text:p>
          </table:table-cell>
          <table:table-cell table:formula="of:=MID([.B36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table:formula="of:=MID([.B36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6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62" calcext:value-type="float">
            <text:p>8162</text:p>
          </table:table-cell>
          <table:table-cell table:formula="of:=MID([.B36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9" calcext:value-type="float">
            <text:p>79</text:p>
          </table:table-cell>
          <table:table-cell table:formula="of:=MID([.B36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6" calcext:value-type="float">
            <text:p>16</text:p>
          </table:table-cell>
          <table:table-cell table:formula="of:=MID([.B36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536" calcext:value-type="float">
            <text:p>536</text:p>
          </table:table-cell>
          <table:table-cell table:formula="of:=MID([.B37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1325" calcext:value-type="float">
            <text:p>1325</text:p>
          </table:table-cell>
          <table:table-cell table:formula="of:=MID([.B371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5" calcext:value-type="float">
            <text:p>265</text:p>
          </table:table-cell>
          <table:table-cell table:formula="of:=MID([.B37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2" calcext:value-type="float">
            <text:p>22</text:p>
          </table:table-cell>
          <table:table-cell table:formula="of:=MID([.B37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7" calcext:value-type="float">
            <text:p>7</text:p>
          </table:table-cell>
          <table:table-cell table:formula="of:=MID([.B374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88" calcext:value-type="float">
            <text:p>488</text:p>
          </table:table-cell>
          <table:table-cell table:formula="of:=MID([.B37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70" calcext:value-type="float">
            <text:p>970</text:p>
          </table:table-cell>
          <table:table-cell table:formula="of:=MID([.B37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table:formula="of:=MID([.B37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4" calcext:value-type="float">
            <text:p>114</text:p>
          </table:table-cell>
          <table:table-cell table:formula="of:=MID([.B37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6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962" calcext:value-type="float">
            <text:p>9962</text:p>
          </table:table-cell>
          <table:table-cell table:formula="of:=MID([.B37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94" calcext:value-type="float">
            <text:p>294</text:p>
          </table:table-cell>
          <table:table-cell table:formula="of:=MID([.B38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7" calcext:value-type="float">
            <text:p>47</text:p>
          </table:table-cell>
          <table:table-cell table:formula="of:=MID([.B38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66" calcext:value-type="float">
            <text:p>466</text:p>
          </table:table-cell>
          <table:table-cell table:formula="of:=MID([.B38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73" calcext:value-type="float">
            <text:p>873</text:p>
          </table:table-cell>
          <table:table-cell table:formula="of:=MID([.B38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0" calcext:value-type="float">
            <text:p>10</text:p>
          </table:table-cell>
          <table:table-cell table:formula="of:=MID([.B38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70" calcext:value-type="float">
            <text:p>70</text:p>
          </table:table-cell>
          <table:table-cell table:formula="of:=MID([.B385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" calcext:value-type="float">
            <text:p>13</text:p>
          </table:table-cell>
          <table:table-cell table:formula="of:=MID([.B38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530" calcext:value-type="float">
            <text:p>558530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" calcext:value-type="float">
            <text:p>36</text:p>
          </table:table-cell>
          <table:table-cell table:formula="of:=MID([.B38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6" calcext:value-type="float">
            <text:p>26</text:p>
          </table:table-cell>
          <table:table-cell table:formula="of:=MID([.B38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" calcext:value-type="float">
            <text:p>8</text:p>
          </table:table-cell>
          <table:table-cell table:formula="of:=MID([.B38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48" calcext:value-type="float">
            <text:p>48</text:p>
          </table:table-cell>
          <table:table-cell table:formula="of:=MID([.B39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33" calcext:value-type="float">
            <text:p>1133</text:p>
          </table:table-cell>
          <table:table-cell table:formula="of:=MID([.B39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78" calcext:value-type="float">
            <text:p>78</text:p>
          </table:table-cell>
          <table:table-cell table:formula="of:=MID([.B39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17" calcext:value-type="float">
            <text:p>917</text:p>
          </table:table-cell>
          <table:table-cell table:formula="of:=MID([.B39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00" calcext:value-type="float">
            <text:p>1300</text:p>
          </table:table-cell>
          <table:table-cell table:formula="of:=MID([.B39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" calcext:value-type="float">
            <text:p>3</text:p>
          </table:table-cell>
          <table:table-cell table:formula="of:=MID([.B395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3672" calcext:value-type="float">
            <text:p>3672</text:p>
          </table:table-cell>
          <table:table-cell table:formula="of:=MID([.B396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37" calcext:value-type="float">
            <text:p>137</text:p>
          </table:table-cell>
          <table:table-cell table:formula="of:=MID([.B397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6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362" calcext:value-type="float">
            <text:p>8362</text:p>
          </table:table-cell>
          <table:table-cell table:formula="of:=MID([.B398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80" calcext:value-type="float">
            <text:p>280</text:p>
          </table:table-cell>
          <table:table-cell table:formula="of:=MID([.B399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7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79" calcext:value-type="float">
            <text:p>8179</text:p>
          </table:table-cell>
          <table:table-cell table:formula="of:=MID([.B400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49" calcext:value-type="float">
            <text:p>649</text:p>
          </table:table-cell>
          <table:table-cell table:formula="of:=MID([.B401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0" calcext:value-type="float">
            <text:p>20</text:p>
          </table:table-cell>
          <table:table-cell table:formula="of:=MID([.B40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56" calcext:value-type="float">
            <text:p>558356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950" calcext:value-type="float">
            <text:p>950</text:p>
          </table:table-cell>
          <table:table-cell table:formula="of:=MID([.B403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33" calcext:value-type="float">
            <text:p>33</text:p>
          </table:table-cell>
          <table:table-cell table:formula="of:=MID([.B40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table:formula="of:=MID([.B405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8" calcext:value-type="float">
            <text:p>18</text:p>
          </table:table-cell>
          <table:table-cell table:formula="of:=MID([.B406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5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8157" calcext:value-type="float">
            <text:p>8157</text:p>
          </table:table-cell>
          <table:table-cell table:formula="of:=MID([.B407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9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609" calcext:value-type="float">
            <text:p>609</text:p>
          </table:table-cell>
          <table:table-cell table:formula="of:=MID([.B408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97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78.0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5978" calcext:value-type="float">
            <text:p>5978</text:p>
          </table:table-cell>
          <table:table-cell table:formula="of:=MID([.B409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7" calcext:value-type="float">
            <text:p>247</text:p>
          </table:table-cell>
          <table:table-cell table:formula="of:=MID([.B410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736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0736" calcext:value-type="float">
            <text:p>110736</text:p>
          </table:table-cell>
          <table:table-cell table:formula="of:=MID([.B411];5;3)" office:value-type="string" office:string-value="NTF" calcext:value-type="string">
            <text:p>NTF</text:p>
          </table:table-cell>
        </table:table-row>
        <table:table-row table:style-name="ro1">
          <table:table-cell office:value-type="float" office:value="559955" calcext:value-type="float">
            <text:p>559955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1" calcext:value-type="float">
            <text:p>11</text:p>
          </table:table-cell>
          <table:table-cell table:formula="of:=MID([.B412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753" calcext:value-type="float">
            <text:p>558753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table:formula="of:=MID([.B413];5;3)" office:value-type="string" office:string-value="RTS" calcext:value-type="string">
            <text:p>RTS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0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470" calcext:value-type="float">
            <text:p>470</text:p>
          </table:table-cell>
          <table:table-cell table:formula="of:=MID([.B414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245" calcext:value-type="float">
            <text:p>245</text:p>
          </table:table-cell>
          <table:table-cell table:formula="of:=MID([.B415];5;3)" office:value-type="string" office:string-value="RTB" calcext:value-type="string">
            <text:p>RTB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.0</text:p>
          </table:table-cell>
          <table:table-cell table:number-columns-repeated="3" office:value-type="string" calcext:value-type="string">
            <text:p>0.0</text:p>
          </table:table-cell>
          <table:table-cell office:value-type="float" office:value="17" calcext:value-type="float">
            <text:p>17</text:p>
          </table:table-cell>
          <table:table-cell table:formula="of:=MID([.B416];5;3)" office:value-type="string" office:string-value="RTB" calcext:value-type="string">
            <text:p>RTB</text:p>
          </table:table-cell>
        </table:table-row>
      </table:table>
      <table:table table:name="Pivot Table_Sheet1_3" table:style-name="ta1">
        <table:table-column table:style-name="co10" table:default-cell-style-name="Default"/>
        <table:table-column table:style-name="co10" table:default-cell-style-name="ce5"/>
        <table:table-row table:style-name="ro1"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ervername</text:p>
          </table:table-cell>
          <table:table-cell table:style-name="ce6" office:value-type="string" calcext:value-type="string">
            <text:p>Sum - count</text:p>
          </table:table-cell>
        </table:table-row>
        <table:table-row table:style-name="ro1">
          <table:table-cell table:style-name="ce2" office:value-type="string" calcext:value-type="string">
            <text:p>LGA-MPC01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LGA-MPC02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LGA-MPC0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GA-MPC06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GA-MPC07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LGA-MPC08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GA-MPC09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LGA-NTF00</text:p>
          </table:table-cell>
          <table:table-cell table:style-name="ce8" office:value-type="float" office:value="149035" calcext:value-type="float">
            <text:p>149 035</text:p>
          </table:table-cell>
        </table:table-row>
        <table:table-row table:style-name="ro1">
          <table:table-cell table:style-name="ce3" office:value-type="string" calcext:value-type="string">
            <text:p>LGA-NTF01</text:p>
          </table:table-cell>
          <table:table-cell table:style-name="ce8" office:value-type="float" office:value="154990" calcext:value-type="float">
            <text:p>154 990</text:p>
          </table:table-cell>
        </table:table-row>
        <table:table-row table:style-name="ro1">
          <table:table-cell table:style-name="ce3" office:value-type="string" calcext:value-type="string">
            <text:p>LGA-NTF02</text:p>
          </table:table-cell>
          <table:table-cell table:style-name="ce8" office:value-type="float" office:value="154617" calcext:value-type="float">
            <text:p>154 617</text:p>
          </table:table-cell>
        </table:table-row>
        <table:table-row table:style-name="ro1">
          <table:table-cell table:style-name="ce3" office:value-type="string" calcext:value-type="string">
            <text:p>LGA-NTF03</text:p>
          </table:table-cell>
          <table:table-cell table:style-name="ce8" office:value-type="float" office:value="154770" calcext:value-type="float">
            <text:p>154 770</text:p>
          </table:table-cell>
        </table:table-row>
        <table:table-row table:style-name="ro1">
          <table:table-cell table:style-name="ce3" office:value-type="string" calcext:value-type="string">
            <text:p>LGA-RTB03</text:p>
          </table:table-cell>
          <table:table-cell table:style-name="ce8" office:value-type="float" office:value="2051" calcext:value-type="float">
            <text:p>2 051</text:p>
          </table:table-cell>
        </table:table-row>
        <table:table-row table:style-name="ro1">
          <table:table-cell table:style-name="ce3" office:value-type="string" calcext:value-type="string">
            <text:p>LGA-RTB04</text:p>
          </table:table-cell>
          <table:table-cell table:style-name="ce8" office:value-type="float" office:value="1791" calcext:value-type="float">
            <text:p>1 791</text:p>
          </table:table-cell>
        </table:table-row>
        <table:table-row table:style-name="ro1">
          <table:table-cell table:style-name="ce3" office:value-type="string" calcext:value-type="string">
            <text:p>LGA-RTB12</text:p>
          </table:table-cell>
          <table:table-cell table:style-name="ce8" office:value-type="float" office:value="1851" calcext:value-type="float">
            <text:p>1 851</text:p>
          </table:table-cell>
        </table:table-row>
        <table:table-row table:style-name="ro1">
          <table:table-cell table:style-name="ce3" office:value-type="string" calcext:value-type="string">
            <text:p>LGA-RTB13</text:p>
          </table:table-cell>
          <table:table-cell table:style-name="ce8" office:value-type="float" office:value="1619" calcext:value-type="float">
            <text:p>1 619</text:p>
          </table:table-cell>
        </table:table-row>
        <table:table-row table:style-name="ro1">
          <table:table-cell table:style-name="ce3" office:value-type="string" calcext:value-type="string">
            <text:p>LGA-RTB14</text:p>
          </table:table-cell>
          <table:table-cell table:style-name="ce8" office:value-type="float" office:value="1718" calcext:value-type="float">
            <text:p>1 718</text:p>
          </table:table-cell>
        </table:table-row>
        <table:table-row table:style-name="ro1">
          <table:table-cell table:style-name="ce3" office:value-type="string" calcext:value-type="string">
            <text:p>LGA-RTB15</text:p>
          </table:table-cell>
          <table:table-cell table:style-name="ce8" office:value-type="float" office:value="1892" calcext:value-type="float">
            <text:p>1 892</text:p>
          </table:table-cell>
        </table:table-row>
        <table:table-row table:style-name="ro1">
          <table:table-cell table:style-name="ce3" office:value-type="string" calcext:value-type="string">
            <text:p>LGA-RTB16</text:p>
          </table:table-cell>
          <table:table-cell table:style-name="ce8" office:value-type="float" office:value="1804" calcext:value-type="float">
            <text:p>1 804</text:p>
          </table:table-cell>
        </table:table-row>
        <table:table-row table:style-name="ro1">
          <table:table-cell table:style-name="ce3" office:value-type="string" calcext:value-type="string">
            <text:p>LGA-RTB17</text:p>
          </table:table-cell>
          <table:table-cell table:style-name="ce8" office:value-type="float" office:value="1692" calcext:value-type="float">
            <text:p>1 692</text:p>
          </table:table-cell>
        </table:table-row>
        <table:table-row table:style-name="ro1">
          <table:table-cell table:style-name="ce3" office:value-type="string" calcext:value-type="string">
            <text:p>LGA-RTB18</text:p>
          </table:table-cell>
          <table:table-cell table:style-name="ce8" office:value-type="float" office:value="1599" calcext:value-type="float">
            <text:p>1 599</text:p>
          </table:table-cell>
        </table:table-row>
        <table:table-row table:style-name="ro1">
          <table:table-cell table:style-name="ce3" office:value-type="string" calcext:value-type="string">
            <text:p>LGA-RTB19</text:p>
          </table:table-cell>
          <table:table-cell table:style-name="ce8" office:value-type="float" office:value="1683" calcext:value-type="float">
            <text:p>1 683</text:p>
          </table:table-cell>
        </table:table-row>
        <table:table-row table:style-name="ro1">
          <table:table-cell table:style-name="ce3" office:value-type="string" calcext:value-type="string">
            <text:p>LGA-RTB20</text:p>
          </table:table-cell>
          <table:table-cell table:style-name="ce8" office:value-type="float" office:value="2246" calcext:value-type="float">
            <text:p>2 246</text:p>
          </table:table-cell>
        </table:table-row>
        <table:table-row table:style-name="ro1">
          <table:table-cell table:style-name="ce3" office:value-type="string" calcext:value-type="string">
            <text:p>LGA-RTB21</text:p>
          </table:table-cell>
          <table:table-cell table:style-name="ce8" office:value-type="float" office:value="1958" calcext:value-type="float">
            <text:p>1 958</text:p>
          </table:table-cell>
        </table:table-row>
        <table:table-row table:style-name="ro1">
          <table:table-cell table:style-name="ce3" office:value-type="string" calcext:value-type="string">
            <text:p>LGA-RTB22</text:p>
          </table:table-cell>
          <table:table-cell table:style-name="ce8" office:value-type="float" office:value="2898" calcext:value-type="float">
            <text:p>2 898</text:p>
          </table:table-cell>
        </table:table-row>
        <table:table-row table:style-name="ro1">
          <table:table-cell table:style-name="ce3" office:value-type="string" calcext:value-type="string">
            <text:p>LGA-RTB23</text:p>
          </table:table-cell>
          <table:table-cell table:style-name="ce8" office:value-type="float" office:value="1684" calcext:value-type="float">
            <text:p>1 684</text:p>
          </table:table-cell>
        </table:table-row>
        <table:table-row table:style-name="ro1">
          <table:table-cell table:style-name="ce3" office:value-type="string" calcext:value-type="string">
            <text:p>LGA-RTB24</text:p>
          </table:table-cell>
          <table:table-cell table:style-name="ce8" office:value-type="float" office:value="2481" calcext:value-type="float">
            <text:p>2 481</text:p>
          </table:table-cell>
        </table:table-row>
        <table:table-row table:style-name="ro1">
          <table:table-cell table:style-name="ce3" office:value-type="string" calcext:value-type="string">
            <text:p>LGA-RTB25</text:p>
          </table:table-cell>
          <table:table-cell table:style-name="ce8" office:value-type="float" office:value="2271" calcext:value-type="float">
            <text:p>2 271</text:p>
          </table:table-cell>
        </table:table-row>
        <table:table-row table:style-name="ro1">
          <table:table-cell table:style-name="ce3" office:value-type="string" calcext:value-type="string">
            <text:p>LGA-RTB26</text:p>
          </table:table-cell>
          <table:table-cell table:style-name="ce8" office:value-type="float" office:value="1668" calcext:value-type="float">
            <text:p>1 668</text:p>
          </table:table-cell>
        </table:table-row>
        <table:table-row table:style-name="ro1">
          <table:table-cell table:style-name="ce3" office:value-type="string" calcext:value-type="string">
            <text:p>LGA-RTB27</text:p>
          </table:table-cell>
          <table:table-cell table:style-name="ce8" office:value-type="float" office:value="2499" calcext:value-type="float">
            <text:p>2 499</text:p>
          </table:table-cell>
        </table:table-row>
        <table:table-row table:style-name="ro1">
          <table:table-cell table:style-name="ce3" office:value-type="string" calcext:value-type="string">
            <text:p>LGA-RTB28</text:p>
          </table:table-cell>
          <table:table-cell table:style-name="ce8" office:value-type="float" office:value="2289" calcext:value-type="float">
            <text:p>2 289</text:p>
          </table:table-cell>
        </table:table-row>
        <table:table-row table:style-name="ro1">
          <table:table-cell table:style-name="ce3" office:value-type="string" calcext:value-type="string">
            <text:p>LGA-RTB29</text:p>
          </table:table-cell>
          <table:table-cell table:style-name="ce8" office:value-type="float" office:value="3365" calcext:value-type="float">
            <text:p>3 365</text:p>
          </table:table-cell>
        </table:table-row>
        <table:table-row table:style-name="ro1">
          <table:table-cell table:style-name="ce3" office:value-type="string" calcext:value-type="string">
            <text:p>LGA-RTB30</text:p>
          </table:table-cell>
          <table:table-cell table:style-name="ce8" office:value-type="float" office:value="1893" calcext:value-type="float">
            <text:p>1 893</text:p>
          </table:table-cell>
        </table:table-row>
        <table:table-row table:style-name="ro1">
          <table:table-cell table:style-name="ce3" office:value-type="string" calcext:value-type="string">
            <text:p>LGA-RTB31</text:p>
          </table:table-cell>
          <table:table-cell table:style-name="ce8" office:value-type="float" office:value="1704" calcext:value-type="float">
            <text:p>1 704</text:p>
          </table:table-cell>
        </table:table-row>
        <table:table-row table:style-name="ro1">
          <table:table-cell table:style-name="ce3" office:value-type="string" calcext:value-type="string">
            <text:p>LGA-RTB32</text:p>
          </table:table-cell>
          <table:table-cell table:style-name="ce8" office:value-type="float" office:value="3745" calcext:value-type="float">
            <text:p>3 745</text:p>
          </table:table-cell>
        </table:table-row>
        <table:table-row table:style-name="ro1">
          <table:table-cell table:style-name="ce3" office:value-type="string" calcext:value-type="string">
            <text:p>LGA-RTB33</text:p>
          </table:table-cell>
          <table:table-cell table:style-name="ce8" office:value-type="float" office:value="1729" calcext:value-type="float">
            <text:p>1 729</text:p>
          </table:table-cell>
        </table:table-row>
        <table:table-row table:style-name="ro1">
          <table:table-cell table:style-name="ce3" office:value-type="string" calcext:value-type="string">
            <text:p>LGA-RTB34</text:p>
          </table:table-cell>
          <table:table-cell table:style-name="ce8" office:value-type="float" office:value="4671" calcext:value-type="float">
            <text:p>4 671</text:p>
          </table:table-cell>
        </table:table-row>
        <table:table-row table:style-name="ro1">
          <table:table-cell table:style-name="ce3" office:value-type="string" calcext:value-type="string">
            <text:p>LGA-RTB35</text:p>
          </table:table-cell>
          <table:table-cell table:style-name="ce8" office:value-type="float" office:value="1708" calcext:value-type="float">
            <text:p>1 708</text:p>
          </table:table-cell>
        </table:table-row>
        <table:table-row table:style-name="ro1">
          <table:table-cell table:style-name="ce3" office:value-type="string" calcext:value-type="string">
            <text:p>LGA-RTB36</text:p>
          </table:table-cell>
          <table:table-cell table:style-name="ce8" office:value-type="float" office:value="1636" calcext:value-type="float">
            <text:p>1 636</text:p>
          </table:table-cell>
        </table:table-row>
        <table:table-row table:style-name="ro1">
          <table:table-cell table:style-name="ce3" office:value-type="string" calcext:value-type="string">
            <text:p>LGA-RTB37</text:p>
          </table:table-cell>
          <table:table-cell table:style-name="ce8" office:value-type="float" office:value="1899" calcext:value-type="float">
            <text:p>1 899</text:p>
          </table:table-cell>
        </table:table-row>
        <table:table-row table:style-name="ro1">
          <table:table-cell table:style-name="ce3" office:value-type="string" calcext:value-type="string">
            <text:p>LGA-RTB38</text:p>
          </table:table-cell>
          <table:table-cell table:style-name="ce8" office:value-type="float" office:value="4510" calcext:value-type="float">
            <text:p>4 510</text:p>
          </table:table-cell>
        </table:table-row>
        <table:table-row table:style-name="ro1">
          <table:table-cell table:style-name="ce3" office:value-type="string" calcext:value-type="string">
            <text:p>LGA-RTB39</text:p>
          </table:table-cell>
          <table:table-cell table:style-name="ce8" office:value-type="float" office:value="3718" calcext:value-type="float">
            <text:p>3 718</text:p>
          </table:table-cell>
        </table:table-row>
        <table:table-row table:style-name="ro1">
          <table:table-cell table:style-name="ce3" office:value-type="string" calcext:value-type="string">
            <text:p>LGA-RTB40</text:p>
          </table:table-cell>
          <table:table-cell table:style-name="ce8" office:value-type="float" office:value="4106" calcext:value-type="float">
            <text:p>4 106</text:p>
          </table:table-cell>
        </table:table-row>
        <table:table-row table:style-name="ro1">
          <table:table-cell table:style-name="ce3" office:value-type="string" calcext:value-type="string">
            <text:p>LGA-RTB41</text:p>
          </table:table-cell>
          <table:table-cell table:style-name="ce8" office:value-type="float" office:value="1750" calcext:value-type="float">
            <text:p>1 750</text:p>
          </table:table-cell>
        </table:table-row>
        <table:table-row table:style-name="ro1">
          <table:table-cell table:style-name="ce3" office:value-type="string" calcext:value-type="string">
            <text:p>LGA-RTB42</text:p>
          </table:table-cell>
          <table:table-cell table:style-name="ce8" office:value-type="float" office:value="2285" calcext:value-type="float">
            <text:p>2 285</text:p>
          </table:table-cell>
        </table:table-row>
        <table:table-row table:style-name="ro1">
          <table:table-cell table:style-name="ce3" office:value-type="string" calcext:value-type="string">
            <text:p>LGA-RTB43</text:p>
          </table:table-cell>
          <table:table-cell table:style-name="ce8" office:value-type="float" office:value="1737" calcext:value-type="float">
            <text:p>1 737</text:p>
          </table:table-cell>
        </table:table-row>
        <table:table-row table:style-name="ro1">
          <table:table-cell table:style-name="ce3" office:value-type="string" calcext:value-type="string">
            <text:p>LGA-RTB44</text:p>
          </table:table-cell>
          <table:table-cell table:style-name="ce8" office:value-type="float" office:value="1727" calcext:value-type="float">
            <text:p>1 727</text:p>
          </table:table-cell>
        </table:table-row>
        <table:table-row table:style-name="ro1">
          <table:table-cell table:style-name="ce3" office:value-type="string" calcext:value-type="string">
            <text:p>LGA-RTB45</text:p>
          </table:table-cell>
          <table:table-cell table:style-name="ce8" office:value-type="float" office:value="1761" calcext:value-type="float">
            <text:p>1 761</text:p>
          </table:table-cell>
        </table:table-row>
        <table:table-row table:style-name="ro1">
          <table:table-cell table:style-name="ce3" office:value-type="string" calcext:value-type="string">
            <text:p>LGA-RTB46</text:p>
          </table:table-cell>
          <table:table-cell table:style-name="ce8" office:value-type="float" office:value="2385" calcext:value-type="float">
            <text:p>2 385</text:p>
          </table:table-cell>
        </table:table-row>
        <table:table-row table:style-name="ro1">
          <table:table-cell table:style-name="ce3" office:value-type="string" calcext:value-type="string">
            <text:p>LGA-RTS00</text:p>
          </table:table-cell>
          <table:table-cell table:style-name="ce8" office:value-type="float" office:value="229687" calcext:value-type="float">
            <text:p>229 687</text:p>
          </table:table-cell>
        </table:table-row>
        <table:table-row table:style-name="ro1">
          <table:table-cell table:style-name="ce3" office:value-type="string" calcext:value-type="string">
            <text:p>LGA-RTS01</text:p>
          </table:table-cell>
          <table:table-cell table:style-name="ce8" office:value-type="float" office:value="1819094" calcext:value-type="float">
            <text:p>1 819 094</text:p>
          </table:table-cell>
        </table:table-row>
        <table:table-row table:style-name="ro1">
          <table:table-cell table:style-name="ce3" office:value-type="string" calcext:value-type="string">
            <text:p>LGA-RTS02</text:p>
          </table:table-cell>
          <table:table-cell table:style-name="ce8" office:value-type="float" office:value="8237" calcext:value-type="float">
            <text:p>8 237</text:p>
          </table:table-cell>
        </table:table-row>
        <table:table-row table:style-name="ro1">
          <table:table-cell table:style-name="ce3" office:value-type="string" calcext:value-type="string">
            <text:p>LGA-RTS03</text:p>
          </table:table-cell>
          <table:table-cell table:style-name="ce8" office:value-type="float" office:value="8125" calcext:value-type="float">
            <text:p>8 125</text:p>
          </table:table-cell>
        </table:table-row>
        <table:table-row table:style-name="ro1">
          <table:table-cell table:style-name="ce3" office:value-type="string" calcext:value-type="string">
            <text:p>LGA-RTS04</text:p>
          </table:table-cell>
          <table:table-cell table:style-name="ce8" office:value-type="float" office:value="8253" calcext:value-type="float">
            <text:p>8 253</text:p>
          </table:table-cell>
        </table:table-row>
        <table:table-row table:style-name="ro1">
          <table:table-cell table:style-name="ce3" office:value-type="string" calcext:value-type="string">
            <text:p>LGA-RTS05</text:p>
          </table:table-cell>
          <table:table-cell table:style-name="ce8" office:value-type="float" office:value="8136" calcext:value-type="float">
            <text:p>8 136</text:p>
          </table:table-cell>
        </table:table-row>
        <table:table-row table:style-name="ro1">
          <table:table-cell table:style-name="ce3" office:value-type="string" calcext:value-type="string">
            <text:p>LGA-RTS06</text:p>
          </table:table-cell>
          <table:table-cell table:style-name="ce8" office:value-type="float" office:value="8210" calcext:value-type="float">
            <text:p>8 210</text:p>
          </table:table-cell>
        </table:table-row>
        <table:table-row table:style-name="ro1">
          <table:table-cell table:style-name="ce3" office:value-type="string" calcext:value-type="string">
            <text:p>LGA-RTS07</text:p>
          </table:table-cell>
          <table:table-cell table:style-name="ce8" office:value-type="float" office:value="8248" calcext:value-type="float">
            <text:p>8 248</text:p>
          </table:table-cell>
        </table:table-row>
        <table:table-row table:style-name="ro1">
          <table:table-cell table:style-name="ce3" office:value-type="string" calcext:value-type="string">
            <text:p>LGA-RTS08</text:p>
          </table:table-cell>
          <table:table-cell table:style-name="ce8" office:value-type="float" office:value="8323" calcext:value-type="float">
            <text:p>8 323</text:p>
          </table:table-cell>
        </table:table-row>
        <table:table-row table:style-name="ro1">
          <table:table-cell table:style-name="ce3" office:value-type="string" calcext:value-type="string">
            <text:p>LGA-RTS09</text:p>
          </table:table-cell>
          <table:table-cell table:style-name="ce8" office:value-type="float" office:value="8261" calcext:value-type="float">
            <text:p>8 261</text:p>
          </table:table-cell>
        </table:table-row>
        <table:table-row table:style-name="ro1">
          <table:table-cell table:style-name="ce3" office:value-type="string" calcext:value-type="string">
            <text:p>LGA-RTS10</text:p>
          </table:table-cell>
          <table:table-cell table:style-name="ce8" office:value-type="float" office:value="8171" calcext:value-type="float">
            <text:p>8 171</text:p>
          </table:table-cell>
        </table:table-row>
        <table:table-row table:style-name="ro1">
          <table:table-cell table:style-name="ce3" office:value-type="string" calcext:value-type="string">
            <text:p>LGA-RTS11</text:p>
          </table:table-cell>
          <table:table-cell table:style-name="ce8" office:value-type="float" office:value="8267" calcext:value-type="float">
            <text:p>8 267</text:p>
          </table:table-cell>
        </table:table-row>
        <table:table-row table:style-name="ro1">
          <table:table-cell table:style-name="ce3" office:value-type="string" calcext:value-type="string">
            <text:p>LGA-RTS12</text:p>
          </table:table-cell>
          <table:table-cell table:style-name="ce8" office:value-type="float" office:value="8278" calcext:value-type="float">
            <text:p>8 278</text:p>
          </table:table-cell>
        </table:table-row>
        <table:table-row table:style-name="ro1">
          <table:table-cell table:style-name="ce3" office:value-type="string" calcext:value-type="string">
            <text:p>LGA-RTS13</text:p>
          </table:table-cell>
          <table:table-cell table:style-name="ce8" office:value-type="float" office:value="8343" calcext:value-type="float">
            <text:p>8 343</text:p>
          </table:table-cell>
        </table:table-row>
        <table:table-row table:style-name="ro1">
          <table:table-cell table:style-name="ce3" office:value-type="string" calcext:value-type="string">
            <text:p>LGA-RTS14</text:p>
          </table:table-cell>
          <table:table-cell table:style-name="ce8" office:value-type="float" office:value="8412" calcext:value-type="float">
            <text:p>8 412</text:p>
          </table:table-cell>
        </table:table-row>
        <table:table-row table:style-name="ro1">
          <table:table-cell table:style-name="ce3" office:value-type="string" calcext:value-type="string">
            <text:p>LGA-RTS15</text:p>
          </table:table-cell>
          <table:table-cell table:style-name="ce8" office:value-type="float" office:value="8324" calcext:value-type="float">
            <text:p>8 324</text:p>
          </table:table-cell>
        </table:table-row>
        <table:table-row table:style-name="ro1">
          <table:table-cell table:style-name="ce3" office:value-type="string" calcext:value-type="string">
            <text:p>LGA-RTS16</text:p>
          </table:table-cell>
          <table:table-cell table:style-name="ce8" office:value-type="float" office:value="8247" calcext:value-type="float">
            <text:p>8 247</text:p>
          </table:table-cell>
        </table:table-row>
        <table:table-row table:style-name="ro1">
          <table:table-cell table:style-name="ce3" office:value-type="string" calcext:value-type="string">
            <text:p>LGA-RTS17</text:p>
          </table:table-cell>
          <table:table-cell table:style-name="ce8" office:value-type="float" office:value="8142" calcext:value-type="float">
            <text:p>8 142</text:p>
          </table:table-cell>
        </table:table-row>
        <table:table-row table:style-name="ro1">
          <table:table-cell table:style-name="ce3" office:value-type="string" calcext:value-type="string">
            <text:p>LGA-RTS18</text:p>
          </table:table-cell>
          <table:table-cell table:style-name="ce8" office:value-type="float" office:value="8155" calcext:value-type="float">
            <text:p>8 155</text:p>
          </table:table-cell>
        </table:table-row>
        <table:table-row table:style-name="ro1">
          <table:table-cell table:style-name="ce3" office:value-type="string" calcext:value-type="string">
            <text:p>LGA-RTS19</text:p>
          </table:table-cell>
          <table:table-cell table:style-name="ce8" office:value-type="float" office:value="8394" calcext:value-type="float">
            <text:p>8 394</text:p>
          </table:table-cell>
        </table:table-row>
        <table:table-row table:style-name="ro1">
          <table:table-cell table:style-name="ce3" office:value-type="string" calcext:value-type="string">
            <text:p>LGA-RTS20</text:p>
          </table:table-cell>
          <table:table-cell table:style-name="ce8" office:value-type="float" office:value="8439" calcext:value-type="float">
            <text:p>8 439</text:p>
          </table:table-cell>
        </table:table-row>
        <table:table-row table:style-name="ro1">
          <table:table-cell table:style-name="ce3" office:value-type="string" calcext:value-type="string">
            <text:p>LGA-RTS21</text:p>
          </table:table-cell>
          <table:table-cell table:style-name="ce8" office:value-type="float" office:value="8266" calcext:value-type="float">
            <text:p>8 266</text:p>
          </table:table-cell>
        </table:table-row>
        <table:table-row table:style-name="ro1">
          <table:table-cell table:style-name="ce3" office:value-type="string" calcext:value-type="string">
            <text:p>LGA-RTS22</text:p>
          </table:table-cell>
          <table:table-cell table:style-name="ce8" office:value-type="float" office:value="8142" calcext:value-type="float">
            <text:p>8 142</text:p>
          </table:table-cell>
        </table:table-row>
        <table:table-row table:style-name="ro1">
          <table:table-cell table:style-name="ce3" office:value-type="string" calcext:value-type="string">
            <text:p>LGA-RTS23</text:p>
          </table:table-cell>
          <table:table-cell table:style-name="ce8" office:value-type="float" office:value="8246" calcext:value-type="float">
            <text:p>8 246</text:p>
          </table:table-cell>
        </table:table-row>
        <table:table-row table:style-name="ro1">
          <table:table-cell table:style-name="ce3" office:value-type="string" calcext:value-type="string">
            <text:p>LGA-RTS24</text:p>
          </table:table-cell>
          <table:table-cell table:style-name="ce8" office:value-type="float" office:value="8336" calcext:value-type="float">
            <text:p>8 336</text:p>
          </table:table-cell>
        </table:table-row>
        <table:table-row table:style-name="ro1">
          <table:table-cell table:style-name="ce3" office:value-type="string" calcext:value-type="string">
            <text:p>LGA-RTS25</text:p>
          </table:table-cell>
          <table:table-cell table:style-name="ce9" office:value-type="float" office:value="8291" calcext:value-type="float">
            <text:p>8 291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0" office:value-type="float" office:value="2944483" calcext:value-type="float">
            <text:p>2 944 483</text:p>
          </table:table-cell>
        </table:table-row>
        <table:table-row table:style-name="ro1" table:number-rows-repeated="104849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ivot Table_Sheet1_2" table:style-name="ta1">
        <table:table-column table:style-name="co10" table:default-cell-style-name="Default"/>
        <table:table-column table:style-name="co10" table:number-columns-repeated="7" table:default-cell-style-name="ce5"/>
        <table:table-row table:style-name="ro1">
          <table:table-cell office:value-type="string" calcext:value-type="string">
            <text:p>Filt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>
            <text:p>Sum - count</text:p>
          </table:table-cell>
          <table:table-cell table:style-name="ce14" office:value-type="string" calcext:value-type="string">
            <text:p>deflevelid</text:p>
          </table:table-cell>
          <table:table-cell table:style-name="ce14" office:value-type="string" calcext:value-type="string">
            <text:p>Server</text:p>
          </table:table-cell>
          <table:table-cell table:style-name="ce25" table:number-columns-repeated="4"/>
          <table:table-cell table:style-name="ce33"/>
        </table:table-row>
        <table:table-row table:style-name="ro1">
          <table:table-cell table:style-name="ce12"/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number-columns-repeated="2"/>
          <table:table-cell table:style-name="ce34" office:value-type="string" calcext:value-type="string">
            <text:p>Total Result</text:p>
          </table:table-cell>
        </table:table-row>
        <table:table-row table:style-name="ro1">
          <table:table-cell table:style-name="ce13" office:value-type="string" calcext:value-type="string">
            <text:p>publisherid</text:p>
          </table:table-cell>
          <table:table-cell table:style-name="ce15" office:value-type="string" calcext:value-type="string">
            <text:p>NTF</text:p>
          </table:table-cell>
          <table:table-cell table:style-name="ce20" office:value-type="string" calcext:value-type="string">
            <text:p>RTB</text:p>
          </table:table-cell>
          <table:table-cell table:style-name="ce27" office:value-type="string" calcext:value-type="string">
            <text:p>RTS</text:p>
          </table:table-cell>
          <table:table-cell table:style-name="ce27" office:value-type="string" calcext:value-type="string">
            <text:p>MPC</text:p>
          </table:table-cell>
          <table:table-cell table:style-name="ce27" office:value-type="string" calcext:value-type="string">
            <text:p>NTF</text:p>
          </table:table-cell>
          <table:table-cell table:style-name="ce27" office:value-type="string" calcext:value-type="string">
            <text:p>RTB</text:p>
          </table:table-cell>
          <table:table-cell table:style-name="ce35"/>
        </table:table-row>
        <table:table-row table:style-name="ro1">
          <table:table-cell table:style-name="ce2" office:value-type="float" office:value="558079" calcext:value-type="float">
            <text:p>558079</text:p>
          </table:table-cell>
          <table:table-cell table:style-name="ce16" office:value-type="float" office:value="23544" calcext:value-type="float">
            <text:p>23 544</text:p>
          </table:table-cell>
          <table:table-cell table:style-name="ce21" office:value-type="float" office:value="1496" calcext:value-type="float">
            <text:p>1 496</text:p>
          </table:table-cell>
          <table:table-cell table:style-name="ce28" office:value-type="float" office:value="302468" calcext:value-type="float">
            <text:p>302 468</text:p>
          </table:table-cell>
          <table:table-cell table:style-name="ce16"/>
          <table:table-cell table:style-name="ce30" office:value-type="float" office:value="437750" calcext:value-type="float">
            <text:p>437 750</text:p>
          </table:table-cell>
          <table:table-cell table:style-name="ce21" office:value-type="float" office:value="24210" calcext:value-type="float">
            <text:p>24 210</text:p>
          </table:table-cell>
          <table:table-cell table:style-name="ce36" office:value-type="float" office:value="789468" calcext:value-type="float">
            <text:p>789 468</text:p>
          </table:table-cell>
        </table:table-row>
        <table:table-row table:style-name="ro1">
          <table:table-cell table:style-name="ce3" office:value-type="float" office:value="558355" calcext:value-type="float">
            <text:p>558355</text:p>
          </table:table-cell>
          <table:table-cell table:style-name="ce17" office:value-type="float" office:value="5531" calcext:value-type="float">
            <text:p>5 531</text:p>
          </table:table-cell>
          <table:table-cell table:style-name="ce22"/>
          <table:table-cell table:style-name="ce28"/>
          <table:table-cell table:style-name="ce17"/>
          <table:table-cell table:style-name="ce28" office:value-type="float" office:value="39923" calcext:value-type="float">
            <text:p>39 923</text:p>
          </table:table-cell>
          <table:table-cell table:style-name="ce22"/>
          <table:table-cell table:style-name="ce37" office:value-type="float" office:value="45454" calcext:value-type="float">
            <text:p>45 454</text:p>
          </table:table-cell>
        </table:table-row>
        <table:table-row table:style-name="ro1">
          <table:table-cell table:style-name="ce3" office:value-type="float" office:value="558356" calcext:value-type="float">
            <text:p>558356</text:p>
          </table:table-cell>
          <table:table-cell table:style-name="ce17"/>
          <table:table-cell table:style-name="ce22"/>
          <table:table-cell table:style-name="ce28" office:value-type="float" office:value="201950" calcext:value-type="float">
            <text:p>201 950</text:p>
          </table:table-cell>
          <table:table-cell table:style-name="ce17"/>
          <table:table-cell table:style-name="ce28"/>
          <table:table-cell table:style-name="ce22" office:value-type="float" office:value="44820" calcext:value-type="float">
            <text:p>44 820</text:p>
          </table:table-cell>
          <table:table-cell table:style-name="ce37" office:value-type="float" office:value="246770" calcext:value-type="float">
            <text:p>246 770</text:p>
          </table:table-cell>
        </table:table-row>
        <table:table-row table:style-name="ro1">
          <table:table-cell table:style-name="ce3" office:value-type="float" office:value="558357" calcext:value-type="float">
            <text:p>558357</text:p>
          </table:table-cell>
          <table:table-cell table:style-name="ce17"/>
          <table:table-cell table:style-name="ce22"/>
          <table:table-cell table:style-name="ce28" office:value-type="float" office:value="690298" calcext:value-type="float">
            <text:p>690 298</text:p>
          </table:table-cell>
          <table:table-cell table:style-name="ce17"/>
          <table:table-cell table:style-name="ce28"/>
          <table:table-cell table:style-name="ce22"/>
          <table:table-cell table:style-name="ce37" office:value-type="float" office:value="690298" calcext:value-type="float">
            <text:p>690 298</text:p>
          </table:table-cell>
        </table:table-row>
        <table:table-row table:style-name="ro1">
          <table:table-cell table:style-name="ce3" office:value-type="float" office:value="558358" calcext:value-type="float">
            <text:p>558358</text:p>
          </table:table-cell>
          <table:table-cell table:style-name="ce17"/>
          <table:table-cell table:style-name="ce22"/>
          <table:table-cell table:style-name="ce28" office:value-type="float" office:value="32226" calcext:value-type="float">
            <text:p>32 226</text:p>
          </table:table-cell>
          <table:table-cell table:style-name="ce17"/>
          <table:table-cell table:style-name="ce28"/>
          <table:table-cell table:style-name="ce22"/>
          <table:table-cell table:style-name="ce37" office:value-type="float" office:value="32226" calcext:value-type="float">
            <text:p>32 226</text:p>
          </table:table-cell>
        </table:table-row>
        <table:table-row table:style-name="ro1">
          <table:table-cell table:style-name="ce3" office:value-type="float" office:value="558359" calcext:value-type="float">
            <text:p>558359</text:p>
          </table:table-cell>
          <table:table-cell table:style-name="ce17"/>
          <table:table-cell table:style-name="ce22"/>
          <table:table-cell table:style-name="ce28" office:value-type="float" office:value="17725" calcext:value-type="float">
            <text:p>17 725</text:p>
          </table:table-cell>
          <table:table-cell table:style-name="ce17"/>
          <table:table-cell table:style-name="ce28" office:value-type="float" office:value="58" calcext:value-type="float">
            <text:p>58</text:p>
          </table:table-cell>
          <table:table-cell table:style-name="ce22"/>
          <table:table-cell table:style-name="ce37" office:value-type="float" office:value="17783" calcext:value-type="float">
            <text:p>17 783</text:p>
          </table:table-cell>
        </table:table-row>
        <table:table-row table:style-name="ro1">
          <table:table-cell table:style-name="ce3" office:value-type="float" office:value="558360" calcext:value-type="float">
            <text:p>558360</text:p>
          </table:table-cell>
          <table:table-cell table:style-name="ce17"/>
          <table:table-cell table:style-name="ce22"/>
          <table:table-cell table:style-name="ce28" office:value-type="float" office:value="480862" calcext:value-type="float">
            <text:p>480 862</text:p>
          </table:table-cell>
          <table:table-cell table:style-name="ce17"/>
          <table:table-cell table:style-name="ce28" office:value-type="float" office:value="14496" calcext:value-type="float">
            <text:p>14 496</text:p>
          </table:table-cell>
          <table:table-cell table:style-name="ce22" office:value-type="float" office:value="910" calcext:value-type="float">
            <text:p>910</text:p>
          </table:table-cell>
          <table:table-cell table:style-name="ce37" office:value-type="float" office:value="496268" calcext:value-type="float">
            <text:p>496 268</text:p>
          </table:table-cell>
        </table:table-row>
        <table:table-row table:style-name="ro1">
          <table:table-cell table:style-name="ce3" office:value-type="float" office:value="558362" calcext:value-type="float">
            <text:p>558362</text:p>
          </table:table-cell>
          <table:table-cell table:style-name="ce17"/>
          <table:table-cell table:style-name="ce22"/>
          <table:table-cell table:style-name="ce28" office:value-type="float" office:value="95904" calcext:value-type="float">
            <text:p>95 904</text:p>
          </table:table-cell>
          <table:table-cell table:style-name="ce17"/>
          <table:table-cell table:style-name="ce28"/>
          <table:table-cell table:style-name="ce22"/>
          <table:table-cell table:style-name="ce37" office:value-type="float" office:value="95904" calcext:value-type="float">
            <text:p>95 904</text:p>
          </table:table-cell>
        </table:table-row>
        <table:table-row table:style-name="ro1">
          <table:table-cell table:style-name="ce3" office:value-type="float" office:value="558530" calcext:value-type="float">
            <text:p>558530</text:p>
          </table:table-cell>
          <table:table-cell table:style-name="ce17"/>
          <table:table-cell table:style-name="ce22"/>
          <table:table-cell table:style-name="ce28" office:value-type="float" office:value="1765" calcext:value-type="float">
            <text:p>1 765</text:p>
          </table:table-cell>
          <table:table-cell table:style-name="ce17"/>
          <table:table-cell table:style-name="ce28"/>
          <table:table-cell table:style-name="ce22"/>
          <table:table-cell table:style-name="ce37" office:value-type="float" office:value="1765" calcext:value-type="float">
            <text:p>1 765</text:p>
          </table:table-cell>
        </table:table-row>
        <table:table-row table:style-name="ro1">
          <table:table-cell table:style-name="ce3" office:value-type="float" office:value="558602" calcext:value-type="float">
            <text:p>558602</text:p>
          </table:table-cell>
          <table:table-cell table:style-name="ce17" office:value-type="float" office:value="28" calcext:value-type="float">
            <text:p>28</text:p>
          </table:table-cell>
          <table:table-cell table:style-name="ce22"/>
          <table:table-cell table:style-name="ce28" office:value-type="float" office:value="37487" calcext:value-type="float">
            <text:p>37 487</text:p>
          </table:table-cell>
          <table:table-cell table:style-name="ce17"/>
          <table:table-cell table:style-name="ce28" office:value-type="float" office:value="542" calcext:value-type="float">
            <text:p>542</text:p>
          </table:table-cell>
          <table:table-cell table:style-name="ce22"/>
          <table:table-cell table:style-name="ce37" office:value-type="float" office:value="38057" calcext:value-type="float">
            <text:p>38 057</text:p>
          </table:table-cell>
        </table:table-row>
        <table:table-row table:style-name="ro1">
          <table:table-cell table:style-name="ce3" office:value-type="float" office:value="558620" calcext:value-type="float">
            <text:p>558620</text:p>
          </table:table-cell>
          <table:table-cell table:style-name="ce17" office:value-type="float" office:value="9737" calcext:value-type="float">
            <text:p>9 737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8305" calcext:value-type="float">
            <text:p>8 305</text:p>
          </table:table-cell>
          <table:table-cell table:style-name="ce17"/>
          <table:table-cell table:style-name="ce28" office:value-type="float" office:value="81803" calcext:value-type="float">
            <text:p>81 803</text:p>
          </table:table-cell>
          <table:table-cell table:style-name="ce22" office:value-type="float" office:value="2144" calcext:value-type="float">
            <text:p>2 144</text:p>
          </table:table-cell>
          <table:table-cell table:style-name="ce37" office:value-type="float" office:value="102001" calcext:value-type="float">
            <text:p>102 001</text:p>
          </table:table-cell>
        </table:table-row>
        <table:table-row table:style-name="ro1">
          <table:table-cell table:style-name="ce3" office:value-type="float" office:value="558753" calcext:value-type="float">
            <text:p>558753</text:p>
          </table:table-cell>
          <table:table-cell table:style-name="ce17"/>
          <table:table-cell table:style-name="ce22"/>
          <table:table-cell table:style-name="ce28" office:value-type="float" office:value="80" calcext:value-type="float">
            <text:p>80</text:p>
          </table:table-cell>
          <table:table-cell table:style-name="ce17" office:value-type="float" office:value="21" calcext:value-type="float">
            <text:p>21</text:p>
          </table:table-cell>
          <table:table-cell table:style-name="ce28"/>
          <table:table-cell table:style-name="ce22"/>
          <table:table-cell table:style-name="ce37" office:value-type="float" office:value="101" calcext:value-type="float">
            <text:p>101</text:p>
          </table:table-cell>
        </table:table-row>
        <table:table-row table:style-name="ro1">
          <table:table-cell table:style-name="ce3" office:value-type="float" office:value="559922" calcext:value-type="float">
            <text:p>559922</text:p>
          </table:table-cell>
          <table:table-cell table:style-name="ce17"/>
          <table:table-cell table:style-name="ce22"/>
          <table:table-cell table:style-name="ce28" office:value-type="float" office:value="208771" calcext:value-type="float">
            <text:p>208 771</text:p>
          </table:table-cell>
          <table:table-cell table:style-name="ce17"/>
          <table:table-cell table:style-name="ce28"/>
          <table:table-cell table:style-name="ce22" office:value-type="float" office:value="9610" calcext:value-type="float">
            <text:p>9 610</text:p>
          </table:table-cell>
          <table:table-cell table:style-name="ce37" office:value-type="float" office:value="218381" calcext:value-type="float">
            <text:p>218 381</text:p>
          </table:table-cell>
        </table:table-row>
        <table:table-row table:style-name="ro1">
          <table:table-cell table:style-name="ce3" office:value-type="float" office:value="559955" calcext:value-type="float">
            <text:p>559955</text:p>
          </table:table-cell>
          <table:table-cell table:style-name="ce18"/>
          <table:table-cell table:style-name="ce23"/>
          <table:table-cell table:style-name="ce28" office:value-type="float" office:value="169186" calcext:value-type="float">
            <text:p>169 186</text:p>
          </table:table-cell>
          <table:table-cell table:style-name="ce18"/>
          <table:table-cell table:style-name="ce31"/>
          <table:table-cell table:style-name="ce23" office:value-type="float" office:value="821" calcext:value-type="float">
            <text:p>821</text:p>
          </table:table-cell>
          <table:table-cell table:style-name="ce38" office:value-type="float" office:value="170007" calcext:value-type="float">
            <text:p>170 007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19" office:value-type="float" office:value="38840" calcext:value-type="float">
            <text:p>38 840</text:p>
          </table:table-cell>
          <table:table-cell table:style-name="ce24" office:value-type="float" office:value="1508" calcext:value-type="float">
            <text:p>1 508</text:p>
          </table:table-cell>
          <table:table-cell table:style-name="ce29" office:value-type="float" office:value="2247027" calcext:value-type="float">
            <text:p>2 247 027</text:p>
          </table:table-cell>
          <table:table-cell table:style-name="ce19" office:value-type="float" office:value="21" calcext:value-type="float">
            <text:p>21</text:p>
          </table:table-cell>
          <table:table-cell table:style-name="ce32" office:value-type="float" office:value="574572" calcext:value-type="float">
            <text:p>574 572</text:p>
          </table:table-cell>
          <table:table-cell table:style-name="ce24" office:value-type="float" office:value="82515" calcext:value-type="float">
            <text:p>82 515</text:p>
          </table:table-cell>
          <table:table-cell table:style-name="ce10" office:value-type="float" office:value="2944483" calcext:value-type="float">
            <text:p>2 944 483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1_1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1_2'.A1:'Pivot Table_Sheet1_2'.H20" table:buttons="'Pivot Table_Sheet1_2'.A1 'Pivot Table_Sheet1_2'.A5 'Pivot Table_Sheet1_2'.B3 'Pivot Table_Sheet1_2'.C3">
          <table:source-cell-range table:cell-range-address="Sheet1.A1:Sheet1.J416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rver" table:orientation="column" table:used-hierarchy="0" table:function="auto">
            <table:data-pilot-level table:show-empty="false">
              <table:data-pilot-members>
                <table:data-pilot-member table:name="MPC" table:display="true" table:show-details="true"/>
                <table:data-pilot-member table:name="NTF" table:display="true" table:show-details="true"/>
                <table:data-pilot-member table:name="RTB" table:display="true" table:show-details="true"/>
                <table:data-pilot-member table:name="R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blisherid" table:orientation="row" table:used-hierarchy="0" table:function="auto">
            <table:data-pilot-level table:show-empty="false">
              <table:data-pilot-members>
                <table:data-pilot-member table:name="558079" table:display="true" table:show-details="true"/>
                <table:data-pilot-member table:name="558355" table:display="true" table:show-details="true"/>
                <table:data-pilot-member table:name="558356" table:display="true" table:show-details="true"/>
                <table:data-pilot-member table:name="558357" table:display="true" table:show-details="true"/>
                <table:data-pilot-member table:name="558358" table:display="true" table:show-details="true"/>
                <table:data-pilot-member table:name="558359" table:display="true" table:show-details="true"/>
                <table:data-pilot-member table:name="558360" table:display="true" table:show-details="true"/>
                <table:data-pilot-member table:name="558362" table:display="true" table:show-details="true"/>
                <table:data-pilot-member table:name="558530" table:display="true" table:show-details="true"/>
                <table:data-pilot-member table:name="558602" table:display="true" table:show-details="true"/>
                <table:data-pilot-member table:name="558620" table:display="true" table:show-details="true"/>
                <table:data-pilot-member table:name="558753" table:display="true" table:show-details="true"/>
                <table:data-pilot-member table:name="559922" table:display="true" table:show-details="true"/>
                <table:data-pilot-member table:name="5599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9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5" table:display="true" table:show-details="true"/>
                <table:data-pilot-member table:name="218" table:display="true" table:show-details="true"/>
                <table:data-pilot-member table:name="229" table:display="true" table:show-details="true"/>
                <table:data-pilot-member table:name="231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0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6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303" table:display="true" table:show-details="true"/>
                <table:data-pilot-member table:name="331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61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2" table:display="true" table:show-details="true"/>
                <table:data-pilot-member table:name="488" table:display="true" table:show-details="true"/>
                <table:data-pilot-member table:name="494" table:display="true" table:show-details="true"/>
                <table:data-pilot-member table:name="497" table:display="true" table:show-details="true"/>
                <table:data-pilot-member table:name="501" table:display="true" table:show-details="true"/>
                <table:data-pilot-member table:name="504" table:display="true" table:show-details="true"/>
                <table:data-pilot-member table:name="516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3" table:display="true" table:show-details="true"/>
                <table:data-pilot-member table:name="536" table:display="true" table:show-details="true"/>
                <table:data-pilot-member table:name="567" table:display="true" table:show-details="true"/>
                <table:data-pilot-member table:name="585" table:display="true" table:show-details="true"/>
                <table:data-pilot-member table:name="609" table:display="true" table:show-details="true"/>
                <table:data-pilot-member table:name="625" table:display="true" table:show-details="true"/>
                <table:data-pilot-member table:name="649" table:display="true" table:show-details="true"/>
                <table:data-pilot-member table:name="690" table:display="true" table:show-details="true"/>
                <table:data-pilot-member table:name="692" table:display="true" table:show-details="true"/>
                <table:data-pilot-member table:name="710" table:display="true" table:show-details="true"/>
                <table:data-pilot-member table:name="737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42" table:display="true" table:show-details="true"/>
                <table:data-pilot-member table:name="848" table:display="true" table:show-details="true"/>
                <table:data-pilot-member table:name="863" table:display="true" table:show-details="true"/>
                <table:data-pilot-member table:name="867" table:display="true" table:show-details="true"/>
                <table:data-pilot-member table:name="869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93" table:display="true" table:show-details="true"/>
                <table:data-pilot-member table:name="898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7" table:display="true" table:show-details="true"/>
                <table:data-pilot-member table:name="937" table:display="true" table:show-details="true"/>
                <table:data-pilot-member table:name="950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88" table:display="true" table:show-details="true"/>
                <table:data-pilot-member table:name="1001" table:display="true" table:show-details="true"/>
                <table:data-pilot-member table:name="1009" table:display="true" table:show-details="true"/>
                <table:data-pilot-member table:name="1042" table:display="true" table:show-details="true"/>
                <table:data-pilot-member table:name="1081" table:display="true" table:show-details="true"/>
                <table:data-pilot-member table:name="1089" table:display="true" table:show-details="true"/>
                <table:data-pilot-member table:name="1133" table:display="true" table:show-details="true"/>
                <table:data-pilot-member table:name="1187" table:display="true" table:show-details="true"/>
                <table:data-pilot-member table:name="1198" table:display="true" table:show-details="true"/>
                <table:data-pilot-member table:name="1224" table:display="true" table:show-details="true"/>
                <table:data-pilot-member table:name="1251" table:display="true" table:show-details="true"/>
                <table:data-pilot-member table:name="1253" table:display="true" table:show-details="true"/>
                <table:data-pilot-member table:name="1269" table:display="true" table:show-details="true"/>
                <table:data-pilot-member table:name="1300" table:display="true" table:show-details="true"/>
                <table:data-pilot-member table:name="1325" table:display="true" table:show-details="true"/>
                <table:data-pilot-member table:name="1340" table:display="true" table:show-details="true"/>
                <table:data-pilot-member table:name="1396" table:display="true" table:show-details="true"/>
                <table:data-pilot-member table:name="1398" table:display="true" table:show-details="true"/>
                <table:data-pilot-member table:name="1405" table:display="true" table:show-details="true"/>
                <table:data-pilot-member table:name="1412" table:display="true" table:show-details="true"/>
                <table:data-pilot-member table:name="1470" table:display="true" table:show-details="true"/>
                <table:data-pilot-member table:name="1531" table:display="true" table:show-details="true"/>
                <table:data-pilot-member table:name="1826" table:display="true" table:show-details="true"/>
                <table:data-pilot-member table:name="1962" table:display="true" table:show-details="true"/>
                <table:data-pilot-member table:name="2065" table:display="true" table:show-details="true"/>
                <table:data-pilot-member table:name="2130" table:display="true" table:show-details="true"/>
                <table:data-pilot-member table:name="2347" table:display="true" table:show-details="true"/>
                <table:data-pilot-member table:name="2367" table:display="true" table:show-details="true"/>
                <table:data-pilot-member table:name="2435" table:display="true" table:show-details="true"/>
                <table:data-pilot-member table:name="2443" table:display="true" table:show-details="true"/>
                <table:data-pilot-member table:name="2450" table:display="true" table:show-details="true"/>
                <table:data-pilot-member table:name="2492" table:display="true" table:show-details="true"/>
                <table:data-pilot-member table:name="2597" table:display="true" table:show-details="true"/>
                <table:data-pilot-member table:name="3526" table:display="true" table:show-details="true"/>
                <table:data-pilot-member table:name="3535" table:display="true" table:show-details="true"/>
                <table:data-pilot-member table:name="3622" table:display="true" table:show-details="true"/>
                <table:data-pilot-member table:name="3672" table:display="true" table:show-details="true"/>
                <table:data-pilot-member table:name="3676" table:display="true" table:show-details="true"/>
                <table:data-pilot-member table:name="3943" table:display="true" table:show-details="true"/>
                <table:data-pilot-member table:name="4086" table:display="true" table:show-details="true"/>
                <table:data-pilot-member table:name="5814" table:display="true" table:show-details="true"/>
                <table:data-pilot-member table:name="5820" table:display="true" table:show-details="true"/>
                <table:data-pilot-member table:name="5932" table:display="true" table:show-details="true"/>
                <table:data-pilot-member table:name="5978" table:display="true" table:show-details="true"/>
                <table:data-pilot-member table:name="7394" table:display="true" table:show-details="true"/>
                <table:data-pilot-member table:name="8049" table:display="true" table:show-details="true"/>
                <table:data-pilot-member table:name="8064" table:display="true" table:show-details="true"/>
                <table:data-pilot-member table:name="8074" table:display="true" table:show-details="true"/>
                <table:data-pilot-member table:name="8088" table:display="true" table:show-details="true"/>
                <table:data-pilot-member table:name="8099" table:display="true" table:show-details="true"/>
                <table:data-pilot-member table:name="8130" table:display="true" table:show-details="true"/>
                <table:data-pilot-member table:name="8157" table:display="true" table:show-details="true"/>
                <table:data-pilot-member table:name="8162" table:display="true" table:show-details="true"/>
                <table:data-pilot-member table:name="8169" table:display="true" table:show-details="true"/>
                <table:data-pilot-member table:name="8174" table:display="true" table:show-details="true"/>
                <table:data-pilot-member table:name="8179" table:display="true" table:show-details="true"/>
                <table:data-pilot-member table:name="8193" table:display="true" table:show-details="true"/>
                <table:data-pilot-member table:name="8197" table:display="true" table:show-details="true"/>
                <table:data-pilot-member table:name="8198" table:display="true" table:show-details="true"/>
                <table:data-pilot-member table:name="8211" table:display="true" table:show-details="true"/>
                <table:data-pilot-member table:name="8230" table:display="true" table:show-details="true"/>
                <table:data-pilot-member table:name="8248" table:display="true" table:show-details="true"/>
                <table:data-pilot-member table:name="8253" table:display="true" table:show-details="true"/>
                <table:data-pilot-member table:name="8261" table:display="true" table:show-details="true"/>
                <table:data-pilot-member table:name="8279" table:display="true" table:show-details="true"/>
                <table:data-pilot-member table:name="8310" table:display="true" table:show-details="true"/>
                <table:data-pilot-member table:name="8327" table:display="true" table:show-details="true"/>
                <table:data-pilot-member table:name="8340" table:display="true" table:show-details="true"/>
                <table:data-pilot-member table:name="8362" table:display="true" table:show-details="true"/>
                <table:data-pilot-member table:name="9649" table:display="true" table:show-details="true"/>
                <table:data-pilot-member table:name="9962" table:display="true" table:show-details="true"/>
                <table:data-pilot-member table:name="10120" table:display="true" table:show-details="true"/>
                <table:data-pilot-member table:name="10192" table:display="true" table:show-details="true"/>
                <table:data-pilot-member table:name="10702" table:display="true" table:show-details="true"/>
                <table:data-pilot-member table:name="15763" table:display="true" table:show-details="true"/>
                <table:data-pilot-member table:name="18494" table:display="true" table:show-details="true"/>
                <table:data-pilot-member table:name="19852" table:display="true" table:show-details="true"/>
                <table:data-pilot-member table:name="20388" table:display="true" table:show-details="true"/>
                <table:data-pilot-member table:name="20671" table:display="true" table:show-details="true"/>
                <table:data-pilot-member table:name="20892" table:display="true" table:show-details="true"/>
                <table:data-pilot-member table:name="22371" table:display="true" table:show-details="true"/>
                <table:data-pilot-member table:name="28691" table:display="true" table:show-details="true"/>
                <table:data-pilot-member table:name="33401" table:display="true" table:show-details="true"/>
                <table:data-pilot-member table:name="33555" table:display="true" table:show-details="true"/>
                <table:data-pilot-member table:name="53588" table:display="true" table:show-details="true"/>
                <table:data-pilot-member table:name="76504" table:display="true" table:show-details="true"/>
                <table:data-pilot-member table:name="85202" table:display="true" table:show-details="true"/>
                <table:data-pilot-member table:name="106085" table:display="true" table:show-details="true"/>
                <table:data-pilot-member table:name="110456" table:display="true" table:show-details="true"/>
                <table:data-pilot-member table:name="110473" table:display="true" table:show-details="true"/>
                <table:data-pilot-member table:name="110736" table:display="true" table:show-details="true"/>
                <table:data-pilot-member table:name="150692" table:display="true" table:show-details="true"/>
                <table:data-pilot-member table:name="179579" table:display="true" table:show-details="true"/>
                <table:data-pilot-member table:name="268913" table:display="true" table:show-details="true"/>
                <table:data-pilot-member table:name="427274" table:display="true" table:show-details="true"/>
                <table:data-pilot-member table:name="6137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3'.A1:'Pivot Table_Sheet1_3'.B78" table:buttons="'Pivot Table_Sheet1_3'.A1 'Pivot Table_Sheet1_3'.A3">
          <table:source-cell-range table:cell-range-address="Sheet1.A1:Sheet1.J416"/>
          <table:data-pilot-field table:source-field-name="servername" table:orientation="row" table:used-hierarchy="0" table:function="auto">
            <table:data-pilot-level table:show-empty="false">
              <table:data-pilot-members>
                <table:data-pilot-member table:name="LGA-MPC01" table:display="true" table:show-details="true"/>
                <table:data-pilot-member table:name="LGA-MPC02" table:display="true" table:show-details="true"/>
                <table:data-pilot-member table:name="LGA-MPC04" table:display="true" table:show-details="true"/>
                <table:data-pilot-member table:name="LGA-MPC06" table:display="true" table:show-details="true"/>
                <table:data-pilot-member table:name="LGA-MPC07" table:display="true" table:show-details="true"/>
                <table:data-pilot-member table:name="LGA-MPC08" table:display="true" table:show-details="true"/>
                <table:data-pilot-member table:name="LGA-MPC09" table:display="true" table:show-details="true"/>
                <table:data-pilot-member table:name="LGA-NTF00" table:display="true" table:show-details="true"/>
                <table:data-pilot-member table:name="LGA-NTF01" table:display="true" table:show-details="true"/>
                <table:data-pilot-member table:name="LGA-NTF02" table:display="true" table:show-details="true"/>
                <table:data-pilot-member table:name="LGA-NTF03" table:display="true" table:show-details="true"/>
                <table:data-pilot-member table:name="LGA-RTB03" table:display="true" table:show-details="true"/>
                <table:data-pilot-member table:name="LGA-RTB04" table:display="true" table:show-details="true"/>
                <table:data-pilot-member table:name="LGA-RTB12" table:display="true" table:show-details="true"/>
                <table:data-pilot-member table:name="LGA-RTB13" table:display="true" table:show-details="true"/>
                <table:data-pilot-member table:name="LGA-RTB14" table:display="true" table:show-details="true"/>
                <table:data-pilot-member table:name="LGA-RTB15" table:display="true" table:show-details="true"/>
                <table:data-pilot-member table:name="LGA-RTB16" table:display="true" table:show-details="true"/>
                <table:data-pilot-member table:name="LGA-RTB17" table:display="true" table:show-details="true"/>
                <table:data-pilot-member table:name="LGA-RTB18" table:display="true" table:show-details="true"/>
                <table:data-pilot-member table:name="LGA-RTB19" table:display="true" table:show-details="true"/>
                <table:data-pilot-member table:name="LGA-RTB20" table:display="true" table:show-details="true"/>
                <table:data-pilot-member table:name="LGA-RTB21" table:display="true" table:show-details="true"/>
                <table:data-pilot-member table:name="LGA-RTB22" table:display="true" table:show-details="true"/>
                <table:data-pilot-member table:name="LGA-RTB23" table:display="true" table:show-details="true"/>
                <table:data-pilot-member table:name="LGA-RTB24" table:display="true" table:show-details="true"/>
                <table:data-pilot-member table:name="LGA-RTB25" table:display="true" table:show-details="true"/>
                <table:data-pilot-member table:name="LGA-RTB26" table:display="true" table:show-details="true"/>
                <table:data-pilot-member table:name="LGA-RTB27" table:display="true" table:show-details="true"/>
                <table:data-pilot-member table:name="LGA-RTB28" table:display="true" table:show-details="true"/>
                <table:data-pilot-member table:name="LGA-RTB29" table:display="true" table:show-details="true"/>
                <table:data-pilot-member table:name="LGA-RTB30" table:display="true" table:show-details="true"/>
                <table:data-pilot-member table:name="LGA-RTB31" table:display="true" table:show-details="true"/>
                <table:data-pilot-member table:name="LGA-RTB32" table:display="true" table:show-details="true"/>
                <table:data-pilot-member table:name="LGA-RTB33" table:display="true" table:show-details="true"/>
                <table:data-pilot-member table:name="LGA-RTB34" table:display="true" table:show-details="true"/>
                <table:data-pilot-member table:name="LGA-RTB35" table:display="true" table:show-details="true"/>
                <table:data-pilot-member table:name="LGA-RTB36" table:display="true" table:show-details="true"/>
                <table:data-pilot-member table:name="LGA-RTB37" table:display="true" table:show-details="true"/>
                <table:data-pilot-member table:name="LGA-RTB38" table:display="true" table:show-details="true"/>
                <table:data-pilot-member table:name="LGA-RTB39" table:display="true" table:show-details="true"/>
                <table:data-pilot-member table:name="LGA-RTB40" table:display="true" table:show-details="true"/>
                <table:data-pilot-member table:name="LGA-RTB41" table:display="true" table:show-details="true"/>
                <table:data-pilot-member table:name="LGA-RTB42" table:display="true" table:show-details="true"/>
                <table:data-pilot-member table:name="LGA-RTB43" table:display="true" table:show-details="true"/>
                <table:data-pilot-member table:name="LGA-RTB44" table:display="true" table:show-details="true"/>
                <table:data-pilot-member table:name="LGA-RTB45" table:display="true" table:show-details="true"/>
                <table:data-pilot-member table:name="LGA-RTB46" table:display="true" table:show-details="true"/>
                <table:data-pilot-member table:name="LGA-RTS00" table:display="true" table:show-details="true"/>
                <table:data-pilot-member table:name="LGA-RTS01" table:display="true" table:show-details="true"/>
                <table:data-pilot-member table:name="LGA-RTS02" table:display="true" table:show-details="true"/>
                <table:data-pilot-member table:name="LGA-RTS03" table:display="true" table:show-details="true"/>
                <table:data-pilot-member table:name="LGA-RTS04" table:display="true" table:show-details="true"/>
                <table:data-pilot-member table:name="LGA-RTS05" table:display="true" table:show-details="true"/>
                <table:data-pilot-member table:name="LGA-RTS06" table:display="true" table:show-details="true"/>
                <table:data-pilot-member table:name="LGA-RTS07" table:display="true" table:show-details="true"/>
                <table:data-pilot-member table:name="LGA-RTS08" table:display="true" table:show-details="true"/>
                <table:data-pilot-member table:name="LGA-RTS09" table:display="true" table:show-details="true"/>
                <table:data-pilot-member table:name="LGA-RTS10" table:display="true" table:show-details="true"/>
                <table:data-pilot-member table:name="LGA-RTS11" table:display="true" table:show-details="true"/>
                <table:data-pilot-member table:name="LGA-RTS12" table:display="true" table:show-details="true"/>
                <table:data-pilot-member table:name="LGA-RTS13" table:display="true" table:show-details="true"/>
                <table:data-pilot-member table:name="LGA-RTS14" table:display="true" table:show-details="true"/>
                <table:data-pilot-member table:name="LGA-RTS15" table:display="true" table:show-details="true"/>
                <table:data-pilot-member table:name="LGA-RTS16" table:display="true" table:show-details="true"/>
                <table:data-pilot-member table:name="LGA-RTS17" table:display="true" table:show-details="true"/>
                <table:data-pilot-member table:name="LGA-RTS18" table:display="true" table:show-details="true"/>
                <table:data-pilot-member table:name="LGA-RTS19" table:display="true" table:show-details="true"/>
                <table:data-pilot-member table:name="LGA-RTS20" table:display="true" table:show-details="true"/>
                <table:data-pilot-member table:name="LGA-RTS21" table:display="true" table:show-details="true"/>
                <table:data-pilot-member table:name="LGA-RTS22" table:display="true" table:show-details="true"/>
                <table:data-pilot-member table:name="LGA-RTS23" table:display="true" table:show-details="true"/>
                <table:data-pilot-member table:name="LGA-RTS24" table:display="true" table:show-details="true"/>
                <table:data-pilot-member table:name="LGA-RTS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9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99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5" table:display="true" table:show-details="true"/>
                <table:data-pilot-member table:name="218" table:display="true" table:show-details="true"/>
                <table:data-pilot-member table:name="229" table:display="true" table:show-details="true"/>
                <table:data-pilot-member table:name="231" table:display="true" table:show-details="true"/>
                <table:data-pilot-member table:name="234" table:display="true" table:show-details="true"/>
                <table:data-pilot-member table:name="236" table:display="true" table:show-details="true"/>
                <table:data-pilot-member table:name="239" table:display="true" table:show-details="true"/>
                <table:data-pilot-member table:name="242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9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8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80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6" table:display="true" table:show-details="true"/>
                <table:data-pilot-member table:name="290" table:display="true" table:show-details="true"/>
                <table:data-pilot-member table:name="294" table:display="true" table:show-details="true"/>
                <table:data-pilot-member table:name="303" table:display="true" table:show-details="true"/>
                <table:data-pilot-member table:name="331" table:display="true" table:show-details="true"/>
                <table:data-pilot-member table:name="443" table:display="true" table:show-details="true"/>
                <table:data-pilot-member table:name="447" table:display="true" table:show-details="true"/>
                <table:data-pilot-member table:name="461" table:display="true" table:show-details="true"/>
                <table:data-pilot-member table:name="463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70" table:display="true" table:show-details="true"/>
                <table:data-pilot-member table:name="475" table:display="true" table:show-details="true"/>
                <table:data-pilot-member table:name="482" table:display="true" table:show-details="true"/>
                <table:data-pilot-member table:name="488" table:display="true" table:show-details="true"/>
                <table:data-pilot-member table:name="494" table:display="true" table:show-details="true"/>
                <table:data-pilot-member table:name="497" table:display="true" table:show-details="true"/>
                <table:data-pilot-member table:name="501" table:display="true" table:show-details="true"/>
                <table:data-pilot-member table:name="504" table:display="true" table:show-details="true"/>
                <table:data-pilot-member table:name="516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3" table:display="true" table:show-details="true"/>
                <table:data-pilot-member table:name="536" table:display="true" table:show-details="true"/>
                <table:data-pilot-member table:name="567" table:display="true" table:show-details="true"/>
                <table:data-pilot-member table:name="585" table:display="true" table:show-details="true"/>
                <table:data-pilot-member table:name="609" table:display="true" table:show-details="true"/>
                <table:data-pilot-member table:name="625" table:display="true" table:show-details="true"/>
                <table:data-pilot-member table:name="649" table:display="true" table:show-details="true"/>
                <table:data-pilot-member table:name="690" table:display="true" table:show-details="true"/>
                <table:data-pilot-member table:name="692" table:display="true" table:show-details="true"/>
                <table:data-pilot-member table:name="710" table:display="true" table:show-details="true"/>
                <table:data-pilot-member table:name="737" table:display="true" table:show-details="true"/>
                <table:data-pilot-member table:name="818" table:display="true" table:show-details="true"/>
                <table:data-pilot-member table:name="821" table:display="true" table:show-details="true"/>
                <table:data-pilot-member table:name="842" table:display="true" table:show-details="true"/>
                <table:data-pilot-member table:name="848" table:display="true" table:show-details="true"/>
                <table:data-pilot-member table:name="863" table:display="true" table:show-details="true"/>
                <table:data-pilot-member table:name="867" table:display="true" table:show-details="true"/>
                <table:data-pilot-member table:name="869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93" table:display="true" table:show-details="true"/>
                <table:data-pilot-member table:name="898" table:display="true" table:show-details="true"/>
                <table:data-pilot-member table:name="911" table:display="true" table:show-details="true"/>
                <table:data-pilot-member table:name="914" table:display="true" table:show-details="true"/>
                <table:data-pilot-member table:name="917" table:display="true" table:show-details="true"/>
                <table:data-pilot-member table:name="937" table:display="true" table:show-details="true"/>
                <table:data-pilot-member table:name="950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88" table:display="true" table:show-details="true"/>
                <table:data-pilot-member table:name="1001" table:display="true" table:show-details="true"/>
                <table:data-pilot-member table:name="1009" table:display="true" table:show-details="true"/>
                <table:data-pilot-member table:name="1042" table:display="true" table:show-details="true"/>
                <table:data-pilot-member table:name="1081" table:display="true" table:show-details="true"/>
                <table:data-pilot-member table:name="1089" table:display="true" table:show-details="true"/>
                <table:data-pilot-member table:name="1133" table:display="true" table:show-details="true"/>
                <table:data-pilot-member table:name="1187" table:display="true" table:show-details="true"/>
                <table:data-pilot-member table:name="1198" table:display="true" table:show-details="true"/>
                <table:data-pilot-member table:name="1224" table:display="true" table:show-details="true"/>
                <table:data-pilot-member table:name="1251" table:display="true" table:show-details="true"/>
                <table:data-pilot-member table:name="1253" table:display="true" table:show-details="true"/>
                <table:data-pilot-member table:name="1269" table:display="true" table:show-details="true"/>
                <table:data-pilot-member table:name="1300" table:display="true" table:show-details="true"/>
                <table:data-pilot-member table:name="1325" table:display="true" table:show-details="true"/>
                <table:data-pilot-member table:name="1340" table:display="true" table:show-details="true"/>
                <table:data-pilot-member table:name="1396" table:display="true" table:show-details="true"/>
                <table:data-pilot-member table:name="1398" table:display="true" table:show-details="true"/>
                <table:data-pilot-member table:name="1405" table:display="true" table:show-details="true"/>
                <table:data-pilot-member table:name="1412" table:display="true" table:show-details="true"/>
                <table:data-pilot-member table:name="1470" table:display="true" table:show-details="true"/>
                <table:data-pilot-member table:name="1531" table:display="true" table:show-details="true"/>
                <table:data-pilot-member table:name="1826" table:display="true" table:show-details="true"/>
                <table:data-pilot-member table:name="1962" table:display="true" table:show-details="true"/>
                <table:data-pilot-member table:name="2065" table:display="true" table:show-details="true"/>
                <table:data-pilot-member table:name="2130" table:display="true" table:show-details="true"/>
                <table:data-pilot-member table:name="2347" table:display="true" table:show-details="true"/>
                <table:data-pilot-member table:name="2367" table:display="true" table:show-details="true"/>
                <table:data-pilot-member table:name="2435" table:display="true" table:show-details="true"/>
                <table:data-pilot-member table:name="2443" table:display="true" table:show-details="true"/>
                <table:data-pilot-member table:name="2450" table:display="true" table:show-details="true"/>
                <table:data-pilot-member table:name="2492" table:display="true" table:show-details="true"/>
                <table:data-pilot-member table:name="2597" table:display="true" table:show-details="true"/>
                <table:data-pilot-member table:name="3526" table:display="true" table:show-details="true"/>
                <table:data-pilot-member table:name="3535" table:display="true" table:show-details="true"/>
                <table:data-pilot-member table:name="3622" table:display="true" table:show-details="true"/>
                <table:data-pilot-member table:name="3672" table:display="true" table:show-details="true"/>
                <table:data-pilot-member table:name="3676" table:display="true" table:show-details="true"/>
                <table:data-pilot-member table:name="3943" table:display="true" table:show-details="true"/>
                <table:data-pilot-member table:name="4086" table:display="true" table:show-details="true"/>
                <table:data-pilot-member table:name="5814" table:display="true" table:show-details="true"/>
                <table:data-pilot-member table:name="5820" table:display="true" table:show-details="true"/>
                <table:data-pilot-member table:name="5932" table:display="true" table:show-details="true"/>
                <table:data-pilot-member table:name="5978" table:display="true" table:show-details="true"/>
                <table:data-pilot-member table:name="7394" table:display="true" table:show-details="true"/>
                <table:data-pilot-member table:name="8049" table:display="true" table:show-details="true"/>
                <table:data-pilot-member table:name="8064" table:display="true" table:show-details="true"/>
                <table:data-pilot-member table:name="8074" table:display="true" table:show-details="true"/>
                <table:data-pilot-member table:name="8088" table:display="true" table:show-details="true"/>
                <table:data-pilot-member table:name="8099" table:display="true" table:show-details="true"/>
                <table:data-pilot-member table:name="8130" table:display="true" table:show-details="true"/>
                <table:data-pilot-member table:name="8157" table:display="true" table:show-details="true"/>
                <table:data-pilot-member table:name="8162" table:display="true" table:show-details="true"/>
                <table:data-pilot-member table:name="8169" table:display="true" table:show-details="true"/>
                <table:data-pilot-member table:name="8174" table:display="true" table:show-details="true"/>
                <table:data-pilot-member table:name="8179" table:display="true" table:show-details="true"/>
                <table:data-pilot-member table:name="8193" table:display="true" table:show-details="true"/>
                <table:data-pilot-member table:name="8197" table:display="true" table:show-details="true"/>
                <table:data-pilot-member table:name="8198" table:display="true" table:show-details="true"/>
                <table:data-pilot-member table:name="8211" table:display="true" table:show-details="true"/>
                <table:data-pilot-member table:name="8230" table:display="true" table:show-details="true"/>
                <table:data-pilot-member table:name="8248" table:display="true" table:show-details="true"/>
                <table:data-pilot-member table:name="8253" table:display="true" table:show-details="true"/>
                <table:data-pilot-member table:name="8261" table:display="true" table:show-details="true"/>
                <table:data-pilot-member table:name="8279" table:display="true" table:show-details="true"/>
                <table:data-pilot-member table:name="8310" table:display="true" table:show-details="true"/>
                <table:data-pilot-member table:name="8327" table:display="true" table:show-details="true"/>
                <table:data-pilot-member table:name="8340" table:display="true" table:show-details="true"/>
                <table:data-pilot-member table:name="8362" table:display="true" table:show-details="true"/>
                <table:data-pilot-member table:name="9649" table:display="true" table:show-details="true"/>
                <table:data-pilot-member table:name="9962" table:display="true" table:show-details="true"/>
                <table:data-pilot-member table:name="10120" table:display="true" table:show-details="true"/>
                <table:data-pilot-member table:name="10192" table:display="true" table:show-details="true"/>
                <table:data-pilot-member table:name="10702" table:display="true" table:show-details="true"/>
                <table:data-pilot-member table:name="15763" table:display="true" table:show-details="true"/>
                <table:data-pilot-member table:name="18494" table:display="true" table:show-details="true"/>
                <table:data-pilot-member table:name="19852" table:display="true" table:show-details="true"/>
                <table:data-pilot-member table:name="20388" table:display="true" table:show-details="true"/>
                <table:data-pilot-member table:name="20671" table:display="true" table:show-details="true"/>
                <table:data-pilot-member table:name="20892" table:display="true" table:show-details="true"/>
                <table:data-pilot-member table:name="22371" table:display="true" table:show-details="true"/>
                <table:data-pilot-member table:name="28691" table:display="true" table:show-details="true"/>
                <table:data-pilot-member table:name="33401" table:display="true" table:show-details="true"/>
                <table:data-pilot-member table:name="33555" table:display="true" table:show-details="true"/>
                <table:data-pilot-member table:name="53588" table:display="true" table:show-details="true"/>
                <table:data-pilot-member table:name="76504" table:display="true" table:show-details="true"/>
                <table:data-pilot-member table:name="85202" table:display="true" table:show-details="true"/>
                <table:data-pilot-member table:name="106085" table:display="true" table:show-details="true"/>
                <table:data-pilot-member table:name="110456" table:display="true" table:show-details="true"/>
                <table:data-pilot-member table:name="110473" table:display="true" table:show-details="true"/>
                <table:data-pilot-member table:name="110736" table:display="true" table:show-details="true"/>
                <table:data-pilot-member table:name="150692" table:display="true" table:show-details="true"/>
                <table:data-pilot-member table:name="179579" table:display="true" table:show-details="true"/>
                <table:data-pilot-member table:name="268913" table:display="true" table:show-details="true"/>
                <table:data-pilot-member table:name="427274" table:display="true" table:show-details="true"/>
                <table:data-pilot-member table:name="6137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19:59:01.799514447</dc:date>
    <dc:creator>pmoukhataev </dc:creator>
    <meta:generator>LibreOffice/4.2.8.2$Linux_X86_64 LibreOffice_project/420m0$Build-2</meta:generator>
    <meta:editing-duration>P0D</meta:editing-duration>
    <meta:editing-cycles>1</meta:editing-cycles>
    <meta:document-statistic meta:table-count="4" meta:cell-count="4396" meta:object-count="0"/>
  </office:meta>
</office:document-meta>
</file>